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a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19.31" calcext:value-type="float">
            <text:p>19,31</text:p>
          </table:table-cell>
          <table:table-cell office:value-type="float" office:value="21.65" calcext:value-type="float">
            <text:p>21,65</text:p>
          </table:table-cell>
          <table:table-cell office:value-type="float" office:value="8.795" calcext:value-type="float">
            <text:p>8,795</text:p>
          </table:table-cell>
          <table:table-cell/>
          <table:table-cell office:value-type="float" office:value="19.274" calcext:value-type="float">
            <text:p>19,274</text:p>
          </table:table-cell>
          <table:table-cell office:value-type="float" office:value="28.38" calcext:value-type="float">
            <text:p>28,38</text:p>
          </table:table-cell>
          <table:table-cell office:value-type="float" office:value="34.803" calcext:value-type="float">
            <text:p>34,803</text:p>
          </table:table-cell>
          <table:table-cell office:value-type="float" office:value="33.606" calcext:value-type="float">
            <text:p>33,606</text:p>
          </table:table-cell>
          <table:table-cell office:value-type="float" office:value="124.961" calcext:value-type="float">
            <text:p>124,961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17.014" calcext:value-type="float">
            <text:p>17,014</text:p>
          </table:table-cell>
          <table:table-cell office:value-type="float" office:value="19.29" calcext:value-type="float">
            <text:p>19,29</text:p>
          </table:table-cell>
          <table:table-cell office:value-type="float" office:value="8.741" calcext:value-type="float">
            <text:p>8,741</text:p>
          </table:table-cell>
          <table:table-cell/>
          <table:table-cell office:value-type="float" office:value="24.008" calcext:value-type="float">
            <text:p>24,008</text:p>
          </table:table-cell>
          <table:table-cell office:value-type="float" office:value="25.477" calcext:value-type="float">
            <text:p>25,477</text:p>
          </table:table-cell>
          <table:table-cell office:value-type="float" office:value="38.368" calcext:value-type="float">
            <text:p>38,368</text:p>
          </table:table-cell>
          <table:table-cell office:value-type="float" office:value="37.637" calcext:value-type="float">
            <text:p>37,637</text:p>
          </table:table-cell>
          <table:table-cell office:value-type="float" office:value="128.377" calcext:value-type="float">
            <text:p>128,377</text:p>
          </table:table-cell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18.586" calcext:value-type="float">
            <text:p>18,586</text:p>
          </table:table-cell>
          <table:table-cell office:value-type="float" office:value="20.52" calcext:value-type="float">
            <text:p>20,52</text:p>
          </table:table-cell>
          <table:table-cell office:value-type="float" office:value="15.667" calcext:value-type="float">
            <text:p>15,667</text:p>
          </table:table-cell>
          <table:table-cell/>
          <table:table-cell office:value-type="float" office:value="23.246" calcext:value-type="float">
            <text:p>23,246</text:p>
          </table:table-cell>
          <table:table-cell office:value-type="float" office:value="32.423" calcext:value-type="float">
            <text:p>32,423</text:p>
          </table:table-cell>
          <table:table-cell office:value-type="float" office:value="45.008" calcext:value-type="float">
            <text:p>45,008</text:p>
          </table:table-cell>
          <table:table-cell office:value-type="float" office:value="37.07" calcext:value-type="float">
            <text:p>37,07</text:p>
          </table:table-cell>
          <table:table-cell office:value-type="float" office:value="43.186" calcext:value-type="float">
            <text:p>43,186</text:p>
          </table:table-cell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19.604" calcext:value-type="float">
            <text:p>19,604</text:p>
          </table:table-cell>
          <table:table-cell office:value-type="float" office:value="23.293" calcext:value-type="float">
            <text:p>23,293</text:p>
          </table:table-cell>
          <table:table-cell office:value-type="float" office:value="6.411" calcext:value-type="float">
            <text:p>6,411</text:p>
          </table:table-cell>
          <table:table-cell/>
          <table:table-cell office:value-type="float" office:value="24.103" calcext:value-type="float">
            <text:p>24,103</text:p>
          </table:table-cell>
          <table:table-cell office:value-type="float" office:value="22.103" calcext:value-type="float">
            <text:p>22,103</text:p>
          </table:table-cell>
          <table:table-cell office:value-type="float" office:value="22.099" calcext:value-type="float">
            <text:p>22,099</text:p>
          </table:table-cell>
          <table:table-cell office:value-type="float" office:value="23.361" calcext:value-type="float">
            <text:p>23,361</text:p>
          </table:table-cell>
          <table:table-cell office:value-type="float" office:value="238.001" calcext:value-type="float">
            <text:p>238,001</text:p>
          </table:table-cell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16.176" calcext:value-type="float">
            <text:p>16,176</text:p>
          </table:table-cell>
          <table:table-cell office:value-type="float" office:value="22.797" calcext:value-type="float">
            <text:p>22,797</text:p>
          </table:table-cell>
          <table:table-cell office:value-type="float" office:value="6.318" calcext:value-type="float">
            <text:p>6,318</text:p>
          </table:table-cell>
          <table:table-cell/>
          <table:table-cell office:value-type="float" office:value="23.273" calcext:value-type="float">
            <text:p>23,273</text:p>
          </table:table-cell>
          <table:table-cell office:value-type="float" office:value="30.705" calcext:value-type="float">
            <text:p>30,705</text:p>
          </table:table-cell>
          <table:table-cell office:value-type="float" office:value="25.81" calcext:value-type="float">
            <text:p>25,81</text:p>
          </table:table-cell>
          <table:table-cell office:value-type="float" office:value="36.01" calcext:value-type="float">
            <text:p>36,01</text:p>
          </table:table-cell>
          <table:table-cell office:value-type="float" office:value="209.726" calcext:value-type="float">
            <text:p>209,726</text:p>
          </table:table-cell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15.775" calcext:value-type="float">
            <text:p>15,775</text:p>
          </table:table-cell>
          <table:table-cell office:value-type="float" office:value="20.752" calcext:value-type="float">
            <text:p>20,752</text:p>
          </table:table-cell>
          <table:table-cell office:value-type="float" office:value="24.486" calcext:value-type="float">
            <text:p>24,486</text:p>
          </table:table-cell>
          <table:table-cell/>
          <table:table-cell office:value-type="float" office:value="21.778" calcext:value-type="float">
            <text:p>21,778</text:p>
          </table:table-cell>
          <table:table-cell office:value-type="float" office:value="26.711" calcext:value-type="float">
            <text:p>26,711</text:p>
          </table:table-cell>
          <table:table-cell office:value-type="float" office:value="30.298" calcext:value-type="float">
            <text:p>30,298</text:p>
          </table:table-cell>
          <table:table-cell office:value-type="float" office:value="34.618" calcext:value-type="float">
            <text:p>34,618</text:p>
          </table:table-cell>
          <table:table-cell office:value-type="float" office:value="30.76" calcext:value-type="float">
            <text:p>30,76</text:p>
          </table:table-cell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18.428" calcext:value-type="float">
            <text:p>18,428</text:p>
          </table:table-cell>
          <table:table-cell office:value-type="float" office:value="18.572" calcext:value-type="float">
            <text:p>18,572</text:p>
          </table:table-cell>
          <table:table-cell office:value-type="float" office:value="18.093" calcext:value-type="float">
            <text:p>18,093</text:p>
          </table:table-cell>
          <table:table-cell/>
          <table:table-cell office:value-type="float" office:value="21.859" calcext:value-type="float">
            <text:p>21,859</text:p>
          </table:table-cell>
          <table:table-cell office:value-type="float" office:value="26.737" calcext:value-type="float">
            <text:p>26,737</text:p>
          </table:table-cell>
          <table:table-cell office:value-type="float" office:value="26.827" calcext:value-type="float">
            <text:p>26,827</text:p>
          </table:table-cell>
          <table:table-cell office:value-type="float" office:value="23.193" calcext:value-type="float">
            <text:p>23,193</text:p>
          </table:table-cell>
          <table:table-cell office:value-type="float" office:value="71.502" calcext:value-type="float">
            <text:p>71,502</text:p>
          </table:table-cell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21.929" calcext:value-type="float">
            <text:p>21,929</text:p>
          </table:table-cell>
          <table:table-cell office:value-type="float" office:value="19.465" calcext:value-type="float">
            <text:p>19,465</text:p>
          </table:table-cell>
          <table:table-cell office:value-type="float" office:value="21.864" calcext:value-type="float">
            <text:p>21,864</text:p>
          </table:table-cell>
          <table:table-cell/>
          <table:table-cell office:value-type="float" office:value="23.254" calcext:value-type="float">
            <text:p>23,254</text:p>
          </table:table-cell>
          <table:table-cell office:value-type="float" office:value="30.511" calcext:value-type="float">
            <text:p>30,511</text:p>
          </table:table-cell>
          <table:table-cell office:value-type="float" office:value="33.656" calcext:value-type="float">
            <text:p>33,656</text:p>
          </table:table-cell>
          <table:table-cell office:value-type="float" office:value="27.73" calcext:value-type="float">
            <text:p>27,73</text:p>
          </table:table-cell>
          <table:table-cell office:value-type="float" office:value="58.191" calcext:value-type="float">
            <text:p>58,191</text:p>
          </table:table-cell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18.707" calcext:value-type="float">
            <text:p>18,707</text:p>
          </table:table-cell>
          <table:table-cell office:value-type="float" office:value="20.01" calcext:value-type="float">
            <text:p>20,01</text:p>
          </table:table-cell>
          <table:table-cell office:value-type="float" office:value="20.21" calcext:value-type="float">
            <text:p>20,21</text:p>
          </table:table-cell>
          <table:table-cell/>
          <table:table-cell office:value-type="float" office:value="23.961" calcext:value-type="float">
            <text:p>23,961</text:p>
          </table:table-cell>
          <table:table-cell office:value-type="float" office:value="28.02" calcext:value-type="float">
            <text:p>28,02</text:p>
          </table:table-cell>
          <table:table-cell office:value-type="float" office:value="30.276" calcext:value-type="float">
            <text:p>30,276</text:p>
          </table:table-cell>
          <table:table-cell office:value-type="float" office:value="43.324" calcext:value-type="float">
            <text:p>43,324</text:p>
          </table:table-cell>
          <table:table-cell office:value-type="float" office:value="196.516" calcext:value-type="float">
            <text:p>196,516</text:p>
          </table:table-cell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18.023" calcext:value-type="float">
            <text:p>18,023</text:p>
          </table:table-cell>
          <table:table-cell office:value-type="float" office:value="21.03" calcext:value-type="float">
            <text:p>21,03</text:p>
          </table:table-cell>
          <table:table-cell office:value-type="float" office:value="10.649" calcext:value-type="float">
            <text:p>10,649</text:p>
          </table:table-cell>
          <table:table-cell/>
          <table:table-cell office:value-type="float" office:value="23.419" calcext:value-type="float">
            <text:p>23,419</text:p>
          </table:table-cell>
          <table:table-cell office:value-type="float" office:value="27.436" calcext:value-type="float">
            <text:p>27,436</text:p>
          </table:table-cell>
          <table:table-cell office:value-type="float" office:value="17.158" calcext:value-type="float">
            <text:p>17,158</text:p>
          </table:table-cell>
          <table:table-cell office:value-type="float" office:value="55.838" calcext:value-type="float">
            <text:p>55,838</text:p>
          </table:table-cell>
          <table:table-cell office:value-type="float" office:value="260.891" calcext:value-type="float">
            <text:p>260,891</text:p>
          </table:table-cell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15.625" calcext:value-type="float">
            <text:p>15,625</text:p>
          </table:table-cell>
          <table:table-cell office:value-type="float" office:value="20.618" calcext:value-type="float">
            <text:p>20,618</text:p>
          </table:table-cell>
          <table:table-cell office:value-type="float" office:value="8.867" calcext:value-type="float">
            <text:p>8,867</text:p>
          </table:table-cell>
          <table:table-cell/>
          <table:table-cell office:value-type="float" office:value="24.541" calcext:value-type="float">
            <text:p>24,541</text:p>
          </table:table-cell>
          <table:table-cell office:value-type="float" office:value="26.643" calcext:value-type="float">
            <text:p>26,643</text:p>
          </table:table-cell>
          <table:table-cell office:value-type="float" office:value="27.322" calcext:value-type="float">
            <text:p>27,322</text:p>
          </table:table-cell>
          <table:table-cell office:value-type="float" office:value="45.452" calcext:value-type="float">
            <text:p>45,452</text:p>
          </table:table-cell>
          <table:table-cell office:value-type="float" office:value="135.455" calcext:value-type="float">
            <text:p>135,455</text:p>
          </table:table-cell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15.06" calcext:value-type="float">
            <text:p>15,06</text:p>
          </table:table-cell>
          <table:table-cell office:value-type="float" office:value="18.652" calcext:value-type="float">
            <text:p>18,652</text:p>
          </table:table-cell>
          <table:table-cell office:value-type="float" office:value="38.358" calcext:value-type="float">
            <text:p>38,358</text:p>
          </table:table-cell>
          <table:table-cell/>
          <table:table-cell office:value-type="float" office:value="18.63" calcext:value-type="float">
            <text:p>18,63</text:p>
          </table:table-cell>
          <table:table-cell office:value-type="float" office:value="28.685" calcext:value-type="float">
            <text:p>28,685</text:p>
          </table:table-cell>
          <table:table-cell office:value-type="float" office:value="25.378" calcext:value-type="float">
            <text:p>25,378</text:p>
          </table:table-cell>
          <table:table-cell office:value-type="float" office:value="48.436" calcext:value-type="float">
            <text:p>48,436</text:p>
          </table:table-cell>
          <table:table-cell office:value-type="float" office:value="136.105" calcext:value-type="float">
            <text:p>136,105</text:p>
          </table:table-cell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17.67" calcext:value-type="float">
            <text:p>17,67</text:p>
          </table:table-cell>
          <table:table-cell office:value-type="float" office:value="20.45" calcext:value-type="float">
            <text:p>20,45</text:p>
          </table:table-cell>
          <table:table-cell office:value-type="float" office:value="38.227" calcext:value-type="float">
            <text:p>38,227</text:p>
          </table:table-cell>
          <table:table-cell/>
          <table:table-cell office:value-type="float" office:value="21.96" calcext:value-type="float">
            <text:p>21,96</text:p>
          </table:table-cell>
          <table:table-cell office:value-type="float" office:value="29.823" calcext:value-type="float">
            <text:p>29,823</text:p>
          </table:table-cell>
          <table:table-cell office:value-type="float" office:value="20.695" calcext:value-type="float">
            <text:p>20,695</text:p>
          </table:table-cell>
          <table:table-cell office:value-type="float" office:value="30.941" calcext:value-type="float">
            <text:p>30,941</text:p>
          </table:table-cell>
          <table:table-cell office:value-type="float" office:value="222.733" calcext:value-type="float">
            <text:p>222,733</text:p>
          </table:table-cell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18.254" calcext:value-type="float">
            <text:p>18,254</text:p>
          </table:table-cell>
          <table:table-cell office:value-type="float" office:value="21.067" calcext:value-type="float">
            <text:p>21,067</text:p>
          </table:table-cell>
          <table:table-cell office:value-type="float" office:value="5.114" calcext:value-type="float">
            <text:p>5,114</text:p>
          </table:table-cell>
          <table:table-cell/>
          <table:table-cell office:value-type="float" office:value="22.182" calcext:value-type="float">
            <text:p>22,182</text:p>
          </table:table-cell>
          <table:table-cell office:value-type="float" office:value="26.237" calcext:value-type="float">
            <text:p>26,237</text:p>
          </table:table-cell>
          <table:table-cell office:value-type="float" office:value="24.696" calcext:value-type="float">
            <text:p>24,696</text:p>
          </table:table-cell>
          <table:table-cell office:value-type="float" office:value="40.842" calcext:value-type="float">
            <text:p>40,842</text:p>
          </table:table-cell>
          <table:table-cell office:value-type="float" office:value="193.805" calcext:value-type="float">
            <text:p>193,805</text:p>
          </table:table-cell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17.517" calcext:value-type="float">
            <text:p>17,517</text:p>
          </table:table-cell>
          <table:table-cell office:value-type="float" office:value="22.075" calcext:value-type="float">
            <text:p>22,075</text:p>
          </table:table-cell>
          <table:table-cell office:value-type="float" office:value="11.225" calcext:value-type="float">
            <text:p>11,225</text:p>
          </table:table-cell>
          <table:table-cell/>
          <table:table-cell office:value-type="float" office:value="20.536" calcext:value-type="float">
            <text:p>20,536</text:p>
          </table:table-cell>
          <table:table-cell office:value-type="float" office:value="28.966" calcext:value-type="float">
            <text:p>28,966</text:p>
          </table:table-cell>
          <table:table-cell office:value-type="float" office:value="34.99" calcext:value-type="float">
            <text:p>34,99</text:p>
          </table:table-cell>
          <table:table-cell office:value-type="float" office:value="25.712" calcext:value-type="float">
            <text:p>25,712</text:p>
          </table:table-cell>
          <table:table-cell office:value-type="float" office:value="191.142" calcext:value-type="float">
            <text:p>191,142</text:p>
          </table:table-cell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16.766" calcext:value-type="float">
            <text:p>16,766</text:p>
          </table:table-cell>
          <table:table-cell office:value-type="float" office:value="18.383" calcext:value-type="float">
            <text:p>18,383</text:p>
          </table:table-cell>
          <table:table-cell office:value-type="float" office:value="13.171" calcext:value-type="float">
            <text:p>13,171</text:p>
          </table:table-cell>
          <table:table-cell/>
          <table:table-cell office:value-type="float" office:value="25.5" calcext:value-type="float">
            <text:p>25,5</text:p>
          </table:table-cell>
          <table:table-cell office:value-type="float" office:value="29.385" calcext:value-type="float">
            <text:p>29,385</text:p>
          </table:table-cell>
          <table:table-cell office:value-type="float" office:value="30.511" calcext:value-type="float">
            <text:p>30,511</text:p>
          </table:table-cell>
          <table:table-cell office:value-type="float" office:value="40.102" calcext:value-type="float">
            <text:p>40,102</text:p>
          </table:table-cell>
          <table:table-cell office:value-type="float" office:value="268.66" calcext:value-type="float">
            <text:p>268,66</text:p>
          </table:table-cell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18.43" calcext:value-type="float">
            <text:p>18,43</text:p>
          </table:table-cell>
          <table:table-cell office:value-type="float" office:value="23.714" calcext:value-type="float">
            <text:p>23,714</text:p>
          </table:table-cell>
          <table:table-cell office:value-type="float" office:value="5.089" calcext:value-type="float">
            <text:p>5,089</text:p>
          </table:table-cell>
          <table:table-cell/>
          <table:table-cell office:value-type="float" office:value="24.501" calcext:value-type="float">
            <text:p>24,501</text:p>
          </table:table-cell>
          <table:table-cell office:value-type="float" office:value="26.315" calcext:value-type="float">
            <text:p>26,315</text:p>
          </table:table-cell>
          <table:table-cell office:value-type="float" office:value="27.935" calcext:value-type="float">
            <text:p>27,935</text:p>
          </table:table-cell>
          <table:table-cell office:value-type="float" office:value="28.893" calcext:value-type="float">
            <text:p>28,893</text:p>
          </table:table-cell>
          <table:table-cell office:value-type="float" office:value="50.279" calcext:value-type="float">
            <text:p>50,279</text:p>
          </table:table-cell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15.86" calcext:value-type="float">
            <text:p>15,86</text:p>
          </table:table-cell>
          <table:table-cell office:value-type="float" office:value="19.658" calcext:value-type="float">
            <text:p>19,658</text:p>
          </table:table-cell>
          <table:table-cell office:value-type="float" office:value="24.773" calcext:value-type="float">
            <text:p>24,773</text:p>
          </table:table-cell>
          <table:table-cell/>
          <table:table-cell office:value-type="float" office:value="24.452" calcext:value-type="float">
            <text:p>24,452</text:p>
          </table:table-cell>
          <table:table-cell office:value-type="float" office:value="25.947" calcext:value-type="float">
            <text:p>25,947</text:p>
          </table:table-cell>
          <table:table-cell office:value-type="float" office:value="20.597" calcext:value-type="float">
            <text:p>20,597</text:p>
          </table:table-cell>
          <table:table-cell office:value-type="float" office:value="27.382" calcext:value-type="float">
            <text:p>27,382</text:p>
          </table:table-cell>
          <table:table-cell office:value-type="float" office:value="244.513" calcext:value-type="float">
            <text:p>244,513</text:p>
          </table:table-cell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21.621" calcext:value-type="float">
            <text:p>21,621</text:p>
          </table:table-cell>
          <table:table-cell office:value-type="float" office:value="18.458" calcext:value-type="float">
            <text:p>18,458</text:p>
          </table:table-cell>
          <table:table-cell office:value-type="float" office:value="7.752" calcext:value-type="float">
            <text:p>7,752</text:p>
          </table:table-cell>
          <table:table-cell/>
          <table:table-cell office:value-type="float" office:value="20.717" calcext:value-type="float">
            <text:p>20,717</text:p>
          </table:table-cell>
          <table:table-cell office:value-type="float" office:value="29.415" calcext:value-type="float">
            <text:p>29,415</text:p>
          </table:table-cell>
          <table:table-cell office:value-type="float" office:value="34.763" calcext:value-type="float">
            <text:p>34,763</text:p>
          </table:table-cell>
          <table:table-cell office:value-type="float" office:value="33.287" calcext:value-type="float">
            <text:p>33,287</text:p>
          </table:table-cell>
          <table:table-cell office:value-type="float" office:value="320.216" calcext:value-type="float">
            <text:p>320,216</text:p>
          </table:table-cell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16.027" calcext:value-type="float">
            <text:p>16,027</text:p>
          </table:table-cell>
          <table:table-cell office:value-type="float" office:value="23.76" calcext:value-type="float">
            <text:p>23,76</text:p>
          </table:table-cell>
          <table:table-cell office:value-type="float" office:value="18.17" calcext:value-type="float">
            <text:p>18,17</text:p>
          </table:table-cell>
          <table:table-cell/>
          <table:table-cell office:value-type="float" office:value="23.063" calcext:value-type="float">
            <text:p>23,063</text:p>
          </table:table-cell>
          <table:table-cell office:value-type="float" office:value="22.642" calcext:value-type="float">
            <text:p>22,642</text:p>
          </table:table-cell>
          <table:table-cell office:value-type="float" office:value="20.789" calcext:value-type="float">
            <text:p>20,789</text:p>
          </table:table-cell>
          <table:table-cell office:value-type="float" office:value="26.687" calcext:value-type="float">
            <text:p>26,687</text:p>
          </table:table-cell>
          <table:table-cell office:value-type="float" office:value="172.897" calcext:value-type="float">
            <text:p>172,897</text:p>
          </table:table-cell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18.067" calcext:value-type="float">
            <text:p>18,067</text:p>
          </table:table-cell>
          <table:table-cell office:value-type="float" office:value="18.492" calcext:value-type="float">
            <text:p>18,492</text:p>
          </table:table-cell>
          <table:table-cell office:value-type="float" office:value="24.8" calcext:value-type="float">
            <text:p>24,8</text:p>
          </table:table-cell>
          <table:table-cell/>
          <table:table-cell office:value-type="float" office:value="22.971" calcext:value-type="float">
            <text:p>22,971</text:p>
          </table:table-cell>
          <table:table-cell office:value-type="float" office:value="30.939" calcext:value-type="float">
            <text:p>30,939</text:p>
          </table:table-cell>
          <table:table-cell office:value-type="float" office:value="27.56" calcext:value-type="float">
            <text:p>27,56</text:p>
          </table:table-cell>
          <table:table-cell office:value-type="float" office:value="51.314" calcext:value-type="float">
            <text:p>51,314</text:p>
          </table:table-cell>
          <table:table-cell office:value-type="float" office:value="267.541" calcext:value-type="float">
            <text:p>267,541</text:p>
          </table:table-cell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17.841" calcext:value-type="float">
            <text:p>17,841</text:p>
          </table:table-cell>
          <table:table-cell office:value-type="float" office:value="18.444" calcext:value-type="float">
            <text:p>18,444</text:p>
          </table:table-cell>
          <table:table-cell office:value-type="float" office:value="9.307" calcext:value-type="float">
            <text:p>9,307</text:p>
          </table:table-cell>
          <table:table-cell/>
          <table:table-cell office:value-type="float" office:value="23.945" calcext:value-type="float">
            <text:p>23,945</text:p>
          </table:table-cell>
          <table:table-cell office:value-type="float" office:value="24.547" calcext:value-type="float">
            <text:p>24,547</text:p>
          </table:table-cell>
          <table:table-cell office:value-type="float" office:value="20.059" calcext:value-type="float">
            <text:p>20,059</text:p>
          </table:table-cell>
          <table:table-cell office:value-type="float" office:value="37.996" calcext:value-type="float">
            <text:p>37,996</text:p>
          </table:table-cell>
          <table:table-cell office:value-type="float" office:value="64.132" calcext:value-type="float">
            <text:p>64,132</text:p>
          </table:table-cell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17.927" calcext:value-type="float">
            <text:p>17,927</text:p>
          </table:table-cell>
          <table:table-cell office:value-type="float" office:value="21.194" calcext:value-type="float">
            <text:p>21,194</text:p>
          </table:table-cell>
          <table:table-cell office:value-type="float" office:value="7.002" calcext:value-type="float">
            <text:p>7,002</text:p>
          </table:table-cell>
          <table:table-cell/>
          <table:table-cell office:value-type="float" office:value="24.104" calcext:value-type="float">
            <text:p>24,104</text:p>
          </table:table-cell>
          <table:table-cell office:value-type="float" office:value="38.465" calcext:value-type="float">
            <text:p>38,465</text:p>
          </table:table-cell>
          <table:table-cell office:value-type="float" office:value="23.405" calcext:value-type="float">
            <text:p>23,405</text:p>
          </table:table-cell>
          <table:table-cell office:value-type="float" office:value="34.077" calcext:value-type="float">
            <text:p>34,077</text:p>
          </table:table-cell>
          <table:table-cell office:value-type="float" office:value="218.567" calcext:value-type="float">
            <text:p>218,567</text:p>
          </table:table-cell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17.707" calcext:value-type="float">
            <text:p>17,707</text:p>
          </table:table-cell>
          <table:table-cell office:value-type="float" office:value="23.379" calcext:value-type="float">
            <text:p>23,379</text:p>
          </table:table-cell>
          <table:table-cell office:value-type="float" office:value="18.666" calcext:value-type="float">
            <text:p>18,666</text:p>
          </table:table-cell>
          <table:table-cell/>
          <table:table-cell office:value-type="float" office:value="20.893" calcext:value-type="float">
            <text:p>20,893</text:p>
          </table:table-cell>
          <table:table-cell office:value-type="float" office:value="26.545" calcext:value-type="float">
            <text:p>26,545</text:p>
          </table:table-cell>
          <table:table-cell office:value-type="float" office:value="22.437" calcext:value-type="float">
            <text:p>22,437</text:p>
          </table:table-cell>
          <table:table-cell office:value-type="float" office:value="32.141" calcext:value-type="float">
            <text:p>32,141</text:p>
          </table:table-cell>
          <table:table-cell office:value-type="float" office:value="127.354" calcext:value-type="float">
            <text:p>127,354</text:p>
          </table:table-cell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17.815" calcext:value-type="float">
            <text:p>17,815</text:p>
          </table:table-cell>
          <table:table-cell office:value-type="float" office:value="22.606" calcext:value-type="float">
            <text:p>22,606</text:p>
          </table:table-cell>
          <table:table-cell office:value-type="float" office:value="39.573" calcext:value-type="float">
            <text:p>39,573</text:p>
          </table:table-cell>
          <table:table-cell/>
          <table:table-cell office:value-type="float" office:value="24.324" calcext:value-type="float">
            <text:p>24,324</text:p>
          </table:table-cell>
          <table:table-cell office:value-type="float" office:value="30.607" calcext:value-type="float">
            <text:p>30,607</text:p>
          </table:table-cell>
          <table:table-cell office:value-type="float" office:value="61.812" calcext:value-type="float">
            <text:p>61,812</text:p>
          </table:table-cell>
          <table:table-cell office:value-type="float" office:value="34.512" calcext:value-type="float">
            <text:p>34,512</text:p>
          </table:table-cell>
          <table:table-cell office:value-type="float" office:value="44.383" calcext:value-type="float">
            <text:p>44,383</text:p>
          </table:table-cell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17.065" calcext:value-type="float">
            <text:p>17,065</text:p>
          </table:table-cell>
          <table:table-cell office:value-type="float" office:value="20.695" calcext:value-type="float">
            <text:p>20,695</text:p>
          </table:table-cell>
          <table:table-cell office:value-type="float" office:value="9.372" calcext:value-type="float">
            <text:p>9,372</text:p>
          </table:table-cell>
          <table:table-cell/>
          <table:table-cell office:value-type="float" office:value="23.714" calcext:value-type="float">
            <text:p>23,714</text:p>
          </table:table-cell>
          <table:table-cell office:value-type="float" office:value="31.101" calcext:value-type="float">
            <text:p>31,101</text:p>
          </table:table-cell>
          <table:table-cell office:value-type="float" office:value="25.647" calcext:value-type="float">
            <text:p>25,647</text:p>
          </table:table-cell>
          <table:table-cell office:value-type="float" office:value="52.955" calcext:value-type="float">
            <text:p>52,955</text:p>
          </table:table-cell>
          <table:table-cell office:value-type="float" office:value="216.874" calcext:value-type="float">
            <text:p>216,874</text:p>
          </table:table-cell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17.483" calcext:value-type="float">
            <text:p>17,483</text:p>
          </table:table-cell>
          <table:table-cell office:value-type="float" office:value="17.301" calcext:value-type="float">
            <text:p>17,301</text:p>
          </table:table-cell>
          <table:table-cell office:value-type="float" office:value="15.224" calcext:value-type="float">
            <text:p>15,224</text:p>
          </table:table-cell>
          <table:table-cell/>
          <table:table-cell office:value-type="float" office:value="22.956" calcext:value-type="float">
            <text:p>22,956</text:p>
          </table:table-cell>
          <table:table-cell office:value-type="float" office:value="33.414" calcext:value-type="float">
            <text:p>33,414</text:p>
          </table:table-cell>
          <table:table-cell office:value-type="float" office:value="23.721" calcext:value-type="float">
            <text:p>23,721</text:p>
          </table:table-cell>
          <table:table-cell office:value-type="float" office:value="27.277" calcext:value-type="float">
            <text:p>27,277</text:p>
          </table:table-cell>
          <table:table-cell office:value-type="float" office:value="122.272" calcext:value-type="float">
            <text:p>122,272</text:p>
          </table:table-cell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17.436" calcext:value-type="float">
            <text:p>17,436</text:p>
          </table:table-cell>
          <table:table-cell office:value-type="float" office:value="20.947" calcext:value-type="float">
            <text:p>20,947</text:p>
          </table:table-cell>
          <table:table-cell office:value-type="float" office:value="7.469" calcext:value-type="float">
            <text:p>7,469</text:p>
          </table:table-cell>
          <table:table-cell/>
          <table:table-cell office:value-type="float" office:value="24.137" calcext:value-type="float">
            <text:p>24,137</text:p>
          </table:table-cell>
          <table:table-cell office:value-type="float" office:value="37.519" calcext:value-type="float">
            <text:p>37,519</text:p>
          </table:table-cell>
          <table:table-cell office:value-type="float" office:value="36.1" calcext:value-type="float">
            <text:p>36,1</text:p>
          </table:table-cell>
          <table:table-cell office:value-type="float" office:value="29.456" calcext:value-type="float">
            <text:p>29,456</text:p>
          </table:table-cell>
          <table:table-cell office:value-type="float" office:value="86.362" calcext:value-type="float">
            <text:p>86,362</text:p>
          </table:table-cell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21.037" calcext:value-type="float">
            <text:p>21,037</text:p>
          </table:table-cell>
          <table:table-cell office:value-type="float" office:value="19.243" calcext:value-type="float">
            <text:p>19,243</text:p>
          </table:table-cell>
          <table:table-cell office:value-type="float" office:value="25.945" calcext:value-type="float">
            <text:p>25,945</text:p>
          </table:table-cell>
          <table:table-cell/>
          <table:table-cell office:value-type="float" office:value="24.033" calcext:value-type="float">
            <text:p>24,033</text:p>
          </table:table-cell>
          <table:table-cell office:value-type="float" office:value="23.044" calcext:value-type="float">
            <text:p>23,044</text:p>
          </table:table-cell>
          <table:table-cell office:value-type="float" office:value="44.891" calcext:value-type="float">
            <text:p>44,891</text:p>
          </table:table-cell>
          <table:table-cell office:value-type="float" office:value="59.292" calcext:value-type="float">
            <text:p>59,292</text:p>
          </table:table-cell>
          <table:table-cell office:value-type="float" office:value="133.606" calcext:value-type="float">
            <text:p>133,606</text:p>
          </table:table-cell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19.432" calcext:value-type="float">
            <text:p>19,432</text:p>
          </table:table-cell>
          <table:table-cell office:value-type="float" office:value="20.358" calcext:value-type="float">
            <text:p>20,358</text:p>
          </table:table-cell>
          <table:table-cell office:value-type="float" office:value="84.097" calcext:value-type="float">
            <text:p>84,097</text:p>
          </table:table-cell>
          <table:table-cell/>
          <table:table-cell office:value-type="float" office:value="25.001" calcext:value-type="float">
            <text:p>25,001</text:p>
          </table:table-cell>
          <table:table-cell office:value-type="float" office:value="28.067" calcext:value-type="float">
            <text:p>28,067</text:p>
          </table:table-cell>
          <table:table-cell office:value-type="float" office:value="19.16" calcext:value-type="float">
            <text:p>19,16</text:p>
          </table:table-cell>
          <table:table-cell office:value-type="float" office:value="43.85" calcext:value-type="float">
            <text:p>43,85</text:p>
          </table:table-cell>
          <table:table-cell office:value-type="float" office:value="108.195" calcext:value-type="float">
            <text:p>108,195</text:p>
          </table:table-cell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20.533" calcext:value-type="float">
            <text:p>20,533</text:p>
          </table:table-cell>
          <table:table-cell office:value-type="float" office:value="19.586" calcext:value-type="float">
            <text:p>19,586</text:p>
          </table:table-cell>
          <table:table-cell office:value-type="float" office:value="21.966" calcext:value-type="float">
            <text:p>21,966</text:p>
          </table:table-cell>
          <table:table-cell/>
          <table:table-cell office:value-type="float" office:value="25.623" calcext:value-type="float">
            <text:p>25,623</text:p>
          </table:table-cell>
          <table:table-cell office:value-type="float" office:value="24.831" calcext:value-type="float">
            <text:p>24,831</text:p>
          </table:table-cell>
          <table:table-cell office:value-type="float" office:value="35.669" calcext:value-type="float">
            <text:p>35,669</text:p>
          </table:table-cell>
          <table:table-cell office:value-type="float" office:value="30.1" calcext:value-type="float">
            <text:p>30,1</text:p>
          </table:table-cell>
          <table:table-cell office:value-type="float" office:value="54.58" calcext:value-type="float">
            <text:p>54,58</text:p>
          </table:table-cell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17.971" calcext:value-type="float">
            <text:p>17,971</text:p>
          </table:table-cell>
          <table:table-cell office:value-type="float" office:value="18.449" calcext:value-type="float">
            <text:p>18,449</text:p>
          </table:table-cell>
          <table:table-cell office:value-type="float" office:value="58.662" calcext:value-type="float">
            <text:p>58,662</text:p>
          </table:table-cell>
          <table:table-cell/>
          <table:table-cell office:value-type="float" office:value="25.432" calcext:value-type="float">
            <text:p>25,432</text:p>
          </table:table-cell>
          <table:table-cell office:value-type="float" office:value="24.169" calcext:value-type="float">
            <text:p>24,169</text:p>
          </table:table-cell>
          <table:table-cell office:value-type="float" office:value="31.832" calcext:value-type="float">
            <text:p>31,832</text:p>
          </table:table-cell>
          <table:table-cell office:value-type="float" office:value="27.674" calcext:value-type="float">
            <text:p>27,674</text:p>
          </table:table-cell>
          <table:table-cell office:value-type="float" office:value="69.548" calcext:value-type="float">
            <text:p>69,548</text:p>
          </table:table-cell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17.315" calcext:value-type="float">
            <text:p>17,315</text:p>
          </table:table-cell>
          <table:table-cell office:value-type="float" office:value="19.645" calcext:value-type="float">
            <text:p>19,645</text:p>
          </table:table-cell>
          <table:table-cell office:value-type="float" office:value="24.418" calcext:value-type="float">
            <text:p>24,418</text:p>
          </table:table-cell>
          <table:table-cell/>
          <table:table-cell office:value-type="float" office:value="22.643" calcext:value-type="float">
            <text:p>22,643</text:p>
          </table:table-cell>
          <table:table-cell office:value-type="float" office:value="26.951" calcext:value-type="float">
            <text:p>26,951</text:p>
          </table:table-cell>
          <table:table-cell office:value-type="float" office:value="40.842" calcext:value-type="float">
            <text:p>40,842</text:p>
          </table:table-cell>
          <table:table-cell office:value-type="float" office:value="33.438" calcext:value-type="float">
            <text:p>33,438</text:p>
          </table:table-cell>
          <table:table-cell office:value-type="float" office:value="48.385" calcext:value-type="float">
            <text:p>48,385</text:p>
          </table:table-cell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22.88" calcext:value-type="float">
            <text:p>22,88</text:p>
          </table:table-cell>
          <table:table-cell office:value-type="float" office:value="20.567" calcext:value-type="float">
            <text:p>20,567</text:p>
          </table:table-cell>
          <table:table-cell office:value-type="float" office:value="7.135" calcext:value-type="float">
            <text:p>7,135</text:p>
          </table:table-cell>
          <table:table-cell/>
          <table:table-cell office:value-type="float" office:value="23.901" calcext:value-type="float">
            <text:p>23,901</text:p>
          </table:table-cell>
          <table:table-cell office:value-type="float" office:value="29.073" calcext:value-type="float">
            <text:p>29,073</text:p>
          </table:table-cell>
          <table:table-cell office:value-type="float" office:value="38.901" calcext:value-type="float">
            <text:p>38,901</text:p>
          </table:table-cell>
          <table:table-cell office:value-type="float" office:value="36.738" calcext:value-type="float">
            <text:p>36,738</text:p>
          </table:table-cell>
          <table:table-cell office:value-type="float" office:value="48.963" calcext:value-type="float">
            <text:p>48,963</text:p>
          </table:table-cell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15.108" calcext:value-type="float">
            <text:p>15,108</text:p>
          </table:table-cell>
          <table:table-cell office:value-type="float" office:value="17.925" calcext:value-type="float">
            <text:p>17,925</text:p>
          </table:table-cell>
          <table:table-cell office:value-type="float" office:value="9.543" calcext:value-type="float">
            <text:p>9,543</text:p>
          </table:table-cell>
          <table:table-cell/>
          <table:table-cell office:value-type="float" office:value="20.851" calcext:value-type="float">
            <text:p>20,851</text:p>
          </table:table-cell>
          <table:table-cell office:value-type="float" office:value="28.956" calcext:value-type="float">
            <text:p>28,956</text:p>
          </table:table-cell>
          <table:table-cell office:value-type="float" office:value="17.253" calcext:value-type="float">
            <text:p>17,253</text:p>
          </table:table-cell>
          <table:table-cell office:value-type="float" office:value="36.026" calcext:value-type="float">
            <text:p>36,026</text:p>
          </table:table-cell>
          <table:table-cell office:value-type="float" office:value="241.564" calcext:value-type="float">
            <text:p>241,564</text:p>
          </table:table-cell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19.553" calcext:value-type="float">
            <text:p>19,553</text:p>
          </table:table-cell>
          <table:table-cell office:value-type="float" office:value="20.678" calcext:value-type="float">
            <text:p>20,678</text:p>
          </table:table-cell>
          <table:table-cell office:value-type="float" office:value="19.334" calcext:value-type="float">
            <text:p>19,334</text:p>
          </table:table-cell>
          <table:table-cell/>
          <table:table-cell office:value-type="float" office:value="20.383" calcext:value-type="float">
            <text:p>20,383</text:p>
          </table:table-cell>
          <table:table-cell office:value-type="float" office:value="27.725" calcext:value-type="float">
            <text:p>27,725</text:p>
          </table:table-cell>
          <table:table-cell office:value-type="float" office:value="37.017" calcext:value-type="float">
            <text:p>37,017</text:p>
          </table:table-cell>
          <table:table-cell office:value-type="float" office:value="34.144" calcext:value-type="float">
            <text:p>34,144</text:p>
          </table:table-cell>
          <table:table-cell office:value-type="float" office:value="37.878" calcext:value-type="float">
            <text:p>37,878</text:p>
          </table:table-cell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14.675" calcext:value-type="float">
            <text:p>14,675</text:p>
          </table:table-cell>
          <table:table-cell office:value-type="float" office:value="17.887" calcext:value-type="float">
            <text:p>17,887</text:p>
          </table:table-cell>
          <table:table-cell office:value-type="float" office:value="5.957" calcext:value-type="float">
            <text:p>5,957</text:p>
          </table:table-cell>
          <table:table-cell/>
          <table:table-cell office:value-type="float" office:value="23.296" calcext:value-type="float">
            <text:p>23,296</text:p>
          </table:table-cell>
          <table:table-cell office:value-type="float" office:value="32.679" calcext:value-type="float">
            <text:p>32,679</text:p>
          </table:table-cell>
          <table:table-cell office:value-type="float" office:value="21.368" calcext:value-type="float">
            <text:p>21,368</text:p>
          </table:table-cell>
          <table:table-cell office:value-type="float" office:value="37.124" calcext:value-type="float">
            <text:p>37,124</text:p>
          </table:table-cell>
          <table:table-cell office:value-type="float" office:value="32.73" calcext:value-type="float">
            <text:p>32,73</text:p>
          </table:table-cell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18.849" calcext:value-type="float">
            <text:p>18,849</text:p>
          </table:table-cell>
          <table:table-cell office:value-type="float" office:value="20.988" calcext:value-type="float">
            <text:p>20,988</text:p>
          </table:table-cell>
          <table:table-cell office:value-type="float" office:value="7.102" calcext:value-type="float">
            <text:p>7,102</text:p>
          </table:table-cell>
          <table:table-cell/>
          <table:table-cell office:value-type="float" office:value="22.978" calcext:value-type="float">
            <text:p>22,978</text:p>
          </table:table-cell>
          <table:table-cell office:value-type="float" office:value="28.728" calcext:value-type="float">
            <text:p>28,728</text:p>
          </table:table-cell>
          <table:table-cell office:value-type="float" office:value="32.366" calcext:value-type="float">
            <text:p>32,366</text:p>
          </table:table-cell>
          <table:table-cell office:value-type="float" office:value="33.137" calcext:value-type="float">
            <text:p>33,137</text:p>
          </table:table-cell>
          <table:table-cell office:value-type="float" office:value="114.064" calcext:value-type="float">
            <text:p>114,064</text:p>
          </table:table-cell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18.202" calcext:value-type="float">
            <text:p>18,202</text:p>
          </table:table-cell>
          <table:table-cell office:value-type="float" office:value="19.214" calcext:value-type="float">
            <text:p>19,214</text:p>
          </table:table-cell>
          <table:table-cell office:value-type="float" office:value="9.315" calcext:value-type="float">
            <text:p>9,315</text:p>
          </table:table-cell>
          <table:table-cell/>
          <table:table-cell office:value-type="float" office:value="21.502" calcext:value-type="float">
            <text:p>21,502</text:p>
          </table:table-cell>
          <table:table-cell office:value-type="float" office:value="25.484" calcext:value-type="float">
            <text:p>25,484</text:p>
          </table:table-cell>
          <table:table-cell office:value-type="float" office:value="34.706" calcext:value-type="float">
            <text:p>34,706</text:p>
          </table:table-cell>
          <table:table-cell office:value-type="float" office:value="32.506" calcext:value-type="float">
            <text:p>32,506</text:p>
          </table:table-cell>
          <table:table-cell office:value-type="float" office:value="125.816" calcext:value-type="float">
            <text:p>125,816</text:p>
          </table:table-cell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17.516" calcext:value-type="float">
            <text:p>17,516</text:p>
          </table:table-cell>
          <table:table-cell office:value-type="float" office:value="20.956" calcext:value-type="float">
            <text:p>20,956</text:p>
          </table:table-cell>
          <table:table-cell office:value-type="float" office:value="17.296" calcext:value-type="float">
            <text:p>17,296</text:p>
          </table:table-cell>
          <table:table-cell/>
          <table:table-cell office:value-type="float" office:value="18.811" calcext:value-type="float">
            <text:p>18,811</text:p>
          </table:table-cell>
          <table:table-cell office:value-type="float" office:value="27.88" calcext:value-type="float">
            <text:p>27,88</text:p>
          </table:table-cell>
          <table:table-cell office:value-type="float" office:value="19.928" calcext:value-type="float">
            <text:p>19,928</text:p>
          </table:table-cell>
          <table:table-cell office:value-type="float" office:value="30.809" calcext:value-type="float">
            <text:p>30,809</text:p>
          </table:table-cell>
          <table:table-cell office:value-type="float" office:value="370.646" calcext:value-type="float">
            <text:p>370,646</text:p>
          </table:table-cell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17.36" calcext:value-type="float">
            <text:p>17,36</text:p>
          </table:table-cell>
          <table:table-cell office:value-type="float" office:value="18.717" calcext:value-type="float">
            <text:p>18,717</text:p>
          </table:table-cell>
          <table:table-cell office:value-type="float" office:value="11.75" calcext:value-type="float">
            <text:p>11,75</text:p>
          </table:table-cell>
          <table:table-cell/>
          <table:table-cell office:value-type="float" office:value="23.189" calcext:value-type="float">
            <text:p>23,189</text:p>
          </table:table-cell>
          <table:table-cell office:value-type="float" office:value="38.807" calcext:value-type="float">
            <text:p>38,807</text:p>
          </table:table-cell>
          <table:table-cell office:value-type="float" office:value="19.985" calcext:value-type="float">
            <text:p>19,985</text:p>
          </table:table-cell>
          <table:table-cell office:value-type="float" office:value="31.095" calcext:value-type="float">
            <text:p>31,095</text:p>
          </table:table-cell>
          <table:table-cell office:value-type="float" office:value="54.586" calcext:value-type="float">
            <text:p>54,586</text:p>
          </table:table-cell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14.37" calcext:value-type="float">
            <text:p>14,37</text:p>
          </table:table-cell>
          <table:table-cell office:value-type="float" office:value="20.852" calcext:value-type="float">
            <text:p>20,852</text:p>
          </table:table-cell>
          <table:table-cell office:value-type="float" office:value="11.761" calcext:value-type="float">
            <text:p>11,761</text:p>
          </table:table-cell>
          <table:table-cell/>
          <table:table-cell office:value-type="float" office:value="26.685" calcext:value-type="float">
            <text:p>26,685</text:p>
          </table:table-cell>
          <table:table-cell office:value-type="float" office:value="25.107" calcext:value-type="float">
            <text:p>25,107</text:p>
          </table:table-cell>
          <table:table-cell office:value-type="float" office:value="21.827" calcext:value-type="float">
            <text:p>21,827</text:p>
          </table:table-cell>
          <table:table-cell office:value-type="float" office:value="46.405" calcext:value-type="float">
            <text:p>46,405</text:p>
          </table:table-cell>
          <table:table-cell office:value-type="float" office:value="67.833" calcext:value-type="float">
            <text:p>67,833</text:p>
          </table:table-cell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18.711" calcext:value-type="float">
            <text:p>18,711</text:p>
          </table:table-cell>
          <table:table-cell office:value-type="float" office:value="21.106" calcext:value-type="float">
            <text:p>21,106</text:p>
          </table:table-cell>
          <table:table-cell office:value-type="float" office:value="18.908" calcext:value-type="float">
            <text:p>18,908</text:p>
          </table:table-cell>
          <table:table-cell/>
          <table:table-cell office:value-type="float" office:value="24.493" calcext:value-type="float">
            <text:p>24,493</text:p>
          </table:table-cell>
          <table:table-cell office:value-type="float" office:value="25.685" calcext:value-type="float">
            <text:p>25,685</text:p>
          </table:table-cell>
          <table:table-cell office:value-type="float" office:value="36.4" calcext:value-type="float">
            <text:p>36,4</text:p>
          </table:table-cell>
          <table:table-cell office:value-type="float" office:value="58.69" calcext:value-type="float">
            <text:p>58,69</text:p>
          </table:table-cell>
          <table:table-cell office:value-type="float" office:value="185.02" calcext:value-type="float">
            <text:p>185,02</text:p>
          </table:table-cell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18.3" calcext:value-type="float">
            <text:p>18,3</text:p>
          </table:table-cell>
          <table:table-cell office:value-type="float" office:value="20.656" calcext:value-type="float">
            <text:p>20,656</text:p>
          </table:table-cell>
          <table:table-cell office:value-type="float" office:value="9.011" calcext:value-type="float">
            <text:p>9,011</text:p>
          </table:table-cell>
          <table:table-cell/>
          <table:table-cell office:value-type="float" office:value="26.181" calcext:value-type="float">
            <text:p>26,181</text:p>
          </table:table-cell>
          <table:table-cell office:value-type="float" office:value="27.87" calcext:value-type="float">
            <text:p>27,87</text:p>
          </table:table-cell>
          <table:table-cell office:value-type="float" office:value="48.71" calcext:value-type="float">
            <text:p>48,71</text:p>
          </table:table-cell>
          <table:table-cell office:value-type="float" office:value="48.94" calcext:value-type="float">
            <text:p>48,94</text:p>
          </table:table-cell>
          <table:table-cell office:value-type="float" office:value="34.519" calcext:value-type="float">
            <text:p>34,519</text:p>
          </table:table-cell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15.775" calcext:value-type="float">
            <text:p>15,775</text:p>
          </table:table-cell>
          <table:table-cell office:value-type="float" office:value="17.969" calcext:value-type="float">
            <text:p>17,969</text:p>
          </table:table-cell>
          <table:table-cell office:value-type="float" office:value="14.452" calcext:value-type="float">
            <text:p>14,452</text:p>
          </table:table-cell>
          <table:table-cell/>
          <table:table-cell office:value-type="float" office:value="22.972" calcext:value-type="float">
            <text:p>22,972</text:p>
          </table:table-cell>
          <table:table-cell office:value-type="float" office:value="24.238" calcext:value-type="float">
            <text:p>24,238</text:p>
          </table:table-cell>
          <table:table-cell office:value-type="float" office:value="26.256" calcext:value-type="float">
            <text:p>26,256</text:p>
          </table:table-cell>
          <table:table-cell office:value-type="float" office:value="45.516" calcext:value-type="float">
            <text:p>45,516</text:p>
          </table:table-cell>
          <table:table-cell office:value-type="float" office:value="105.619" calcext:value-type="float">
            <text:p>105,619</text:p>
          </table:table-cell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16.952" calcext:value-type="float">
            <text:p>16,952</text:p>
          </table:table-cell>
          <table:table-cell office:value-type="float" office:value="23.82" calcext:value-type="float">
            <text:p>23,82</text:p>
          </table:table-cell>
          <table:table-cell office:value-type="float" office:value="6.864" calcext:value-type="float">
            <text:p>6,864</text:p>
          </table:table-cell>
          <table:table-cell/>
          <table:table-cell office:value-type="float" office:value="20.701" calcext:value-type="float">
            <text:p>20,701</text:p>
          </table:table-cell>
          <table:table-cell office:value-type="float" office:value="28.479" calcext:value-type="float">
            <text:p>28,479</text:p>
          </table:table-cell>
          <table:table-cell office:value-type="float" office:value="24.982" calcext:value-type="float">
            <text:p>24,982</text:p>
          </table:table-cell>
          <table:table-cell office:value-type="float" office:value="29.493" calcext:value-type="float">
            <text:p>29,493</text:p>
          </table:table-cell>
          <table:table-cell office:value-type="float" office:value="127.161" calcext:value-type="float">
            <text:p>127,161</text:p>
          </table:table-cell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976" calcext:value-type="float">
            <text:p>16,976</text:p>
          </table:table-cell>
          <table:table-cell office:value-type="float" office:value="6.124" calcext:value-type="float">
            <text:p>6,124</text:p>
          </table:table-cell>
          <table:table-cell/>
          <table:table-cell office:value-type="float" office:value="24.631" calcext:value-type="float">
            <text:p>24,631</text:p>
          </table:table-cell>
          <table:table-cell office:value-type="float" office:value="28.44" calcext:value-type="float">
            <text:p>28,44</text:p>
          </table:table-cell>
          <table:table-cell office:value-type="float" office:value="47.835" calcext:value-type="float">
            <text:p>47,835</text:p>
          </table:table-cell>
          <table:table-cell office:value-type="float" office:value="36.273" calcext:value-type="float">
            <text:p>36,273</text:p>
          </table:table-cell>
          <table:table-cell office:value-type="float" office:value="50.323" calcext:value-type="float">
            <text:p>50,323</text:p>
          </table:table-cell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15.813" calcext:value-type="float">
            <text:p>15,813</text:p>
          </table:table-cell>
          <table:table-cell office:value-type="float" office:value="21.06" calcext:value-type="float">
            <text:p>21,06</text:p>
          </table:table-cell>
          <table:table-cell office:value-type="float" office:value="22.053" calcext:value-type="float">
            <text:p>22,053</text:p>
          </table:table-cell>
          <table:table-cell/>
          <table:table-cell office:value-type="float" office:value="23.554" calcext:value-type="float">
            <text:p>23,554</text:p>
          </table:table-cell>
          <table:table-cell office:value-type="float" office:value="29.005" calcext:value-type="float">
            <text:p>29,005</text:p>
          </table:table-cell>
          <table:table-cell office:value-type="float" office:value="28.116" calcext:value-type="float">
            <text:p>28,116</text:p>
          </table:table-cell>
          <table:table-cell office:value-type="float" office:value="31.663" calcext:value-type="float">
            <text:p>31,663</text:p>
          </table:table-cell>
          <table:table-cell office:value-type="float" office:value="60.013" calcext:value-type="float">
            <text:p>60,013</text:p>
          </table:table-cell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17.656" calcext:value-type="float">
            <text:p>17,656</text:p>
          </table:table-cell>
          <table:table-cell office:value-type="float" office:value="22.466" calcext:value-type="float">
            <text:p>22,466</text:p>
          </table:table-cell>
          <table:table-cell office:value-type="float" office:value="20.584" calcext:value-type="float">
            <text:p>20,584</text:p>
          </table:table-cell>
          <table:table-cell/>
          <table:table-cell office:value-type="float" office:value="20.835" calcext:value-type="float">
            <text:p>20,835</text:p>
          </table:table-cell>
          <table:table-cell office:value-type="float" office:value="28.561" calcext:value-type="float">
            <text:p>28,561</text:p>
          </table:table-cell>
          <table:table-cell office:value-type="float" office:value="22.076" calcext:value-type="float">
            <text:p>22,076</text:p>
          </table:table-cell>
          <table:table-cell office:value-type="float" office:value="36.049" calcext:value-type="float">
            <text:p>36,049</text:p>
          </table:table-cell>
          <table:table-cell office:value-type="float" office:value="104.172" calcext:value-type="float">
            <text:p>104,172</text:p>
          </table:table-cell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15.356" calcext:value-type="float">
            <text:p>15,356</text:p>
          </table:table-cell>
          <table:table-cell office:value-type="float" office:value="20.196" calcext:value-type="float">
            <text:p>20,196</text:p>
          </table:table-cell>
          <table:table-cell office:value-type="float" office:value="24.43" calcext:value-type="float">
            <text:p>24,43</text:p>
          </table:table-cell>
          <table:table-cell/>
          <table:table-cell office:value-type="float" office:value="28.349" calcext:value-type="float">
            <text:p>28,349</text:p>
          </table:table-cell>
          <table:table-cell office:value-type="float" office:value="28.242" calcext:value-type="float">
            <text:p>28,242</text:p>
          </table:table-cell>
          <table:table-cell office:value-type="float" office:value="20.323" calcext:value-type="float">
            <text:p>20,323</text:p>
          </table:table-cell>
          <table:table-cell office:value-type="float" office:value="29.869" calcext:value-type="float">
            <text:p>29,869</text:p>
          </table:table-cell>
          <table:table-cell office:value-type="float" office:value="32.327" calcext:value-type="float">
            <text:p>32,327</text:p>
          </table:table-cell>
        </table:table-row>
        <table:table-row table:style-name="ro1">
          <table:table-cell office:value-type="string" calcext:value-type="string">
            <text:p>Test 51</text:p>
          </table:table-cell>
          <table:table-cell office:value-type="float" office:value="16.851" calcext:value-type="float">
            <text:p>16,851</text:p>
          </table:table-cell>
          <table:table-cell office:value-type="float" office:value="19.996" calcext:value-type="float">
            <text:p>19,996</text:p>
          </table:table-cell>
          <table:table-cell office:value-type="float" office:value="21.058" calcext:value-type="float">
            <text:p>21,058</text:p>
          </table:table-cell>
          <table:table-cell/>
          <table:table-cell office:value-type="float" office:value="24.416" calcext:value-type="float">
            <text:p>24,416</text:p>
          </table:table-cell>
          <table:table-cell office:value-type="float" office:value="24.649" calcext:value-type="float">
            <text:p>24,649</text:p>
          </table:table-cell>
          <table:table-cell office:value-type="float" office:value="23.91" calcext:value-type="float">
            <text:p>23,91</text:p>
          </table:table-cell>
          <table:table-cell office:value-type="float" office:value="45.338" calcext:value-type="float">
            <text:p>45,338</text:p>
          </table:table-cell>
          <table:table-cell office:value-type="float" office:value="92.169" calcext:value-type="float">
            <text:p>92,169</text:p>
          </table:table-cell>
        </table:table-row>
        <table:table-row table:style-name="ro1">
          <table:table-cell office:value-type="string" calcext:value-type="string">
            <text:p>Test 52</text:p>
          </table:table-cell>
          <table:table-cell office:value-type="float" office:value="18.191" calcext:value-type="float">
            <text:p>18,191</text:p>
          </table:table-cell>
          <table:table-cell office:value-type="float" office:value="17.503" calcext:value-type="float">
            <text:p>17,503</text:p>
          </table:table-cell>
          <table:table-cell office:value-type="float" office:value="20.566" calcext:value-type="float">
            <text:p>20,566</text:p>
          </table:table-cell>
          <table:table-cell/>
          <table:table-cell office:value-type="float" office:value="23.545" calcext:value-type="float">
            <text:p>23,545</text:p>
          </table:table-cell>
          <table:table-cell office:value-type="float" office:value="28.386" calcext:value-type="float">
            <text:p>28,386</text:p>
          </table:table-cell>
          <table:table-cell office:value-type="float" office:value="20.946" calcext:value-type="float">
            <text:p>20,946</text:p>
          </table:table-cell>
          <table:table-cell office:value-type="float" office:value="42.526" calcext:value-type="float">
            <text:p>42,526</text:p>
          </table:table-cell>
          <table:table-cell office:value-type="float" office:value="93.595" calcext:value-type="float">
            <text:p>93,595</text:p>
          </table:table-cell>
        </table:table-row>
        <table:table-row table:style-name="ro1">
          <table:table-cell office:value-type="string" calcext:value-type="string">
            <text:p>Test 53</text:p>
          </table:table-cell>
          <table:table-cell office:value-type="float" office:value="17.659" calcext:value-type="float">
            <text:p>17,659</text:p>
          </table:table-cell>
          <table:table-cell office:value-type="float" office:value="17.79" calcext:value-type="float">
            <text:p>17,79</text:p>
          </table:table-cell>
          <table:table-cell office:value-type="float" office:value="23.77" calcext:value-type="float">
            <text:p>23,77</text:p>
          </table:table-cell>
          <table:table-cell/>
          <table:table-cell office:value-type="float" office:value="23.003" calcext:value-type="float">
            <text:p>23,003</text:p>
          </table:table-cell>
          <table:table-cell office:value-type="float" office:value="29.882" calcext:value-type="float">
            <text:p>29,882</text:p>
          </table:table-cell>
          <table:table-cell office:value-type="float" office:value="39.737" calcext:value-type="float">
            <text:p>39,737</text:p>
          </table:table-cell>
          <table:table-cell office:value-type="float" office:value="41.401" calcext:value-type="float">
            <text:p>41,401</text:p>
          </table:table-cell>
          <table:table-cell office:value-type="float" office:value="226.229" calcext:value-type="float">
            <text:p>226,229</text:p>
          </table:table-cell>
        </table:table-row>
        <table:table-row table:style-name="ro1">
          <table:table-cell office:value-type="string" calcext:value-type="string">
            <text:p>Test 54</text:p>
          </table:table-cell>
          <table:table-cell office:value-type="float" office:value="17.872" calcext:value-type="float">
            <text:p>17,872</text:p>
          </table:table-cell>
          <table:table-cell office:value-type="float" office:value="21.217" calcext:value-type="float">
            <text:p>21,217</text:p>
          </table:table-cell>
          <table:table-cell office:value-type="float" office:value="24.612" calcext:value-type="float">
            <text:p>24,612</text:p>
          </table:table-cell>
          <table:table-cell/>
          <table:table-cell office:value-type="float" office:value="21.703" calcext:value-type="float">
            <text:p>21,703</text:p>
          </table:table-cell>
          <table:table-cell office:value-type="float" office:value="31.943" calcext:value-type="float">
            <text:p>31,943</text:p>
          </table:table-cell>
          <table:table-cell office:value-type="float" office:value="22.271" calcext:value-type="float">
            <text:p>22,271</text:p>
          </table:table-cell>
          <table:table-cell office:value-type="float" office:value="34.062" calcext:value-type="float">
            <text:p>34,062</text:p>
          </table:table-cell>
          <table:table-cell office:value-type="float" office:value="264.405" calcext:value-type="float">
            <text:p>264,405</text:p>
          </table:table-cell>
        </table:table-row>
        <table:table-row table:style-name="ro1">
          <table:table-cell office:value-type="string" calcext:value-type="string">
            <text:p>Test 55</text:p>
          </table:table-cell>
          <table:table-cell office:value-type="float" office:value="17.781" calcext:value-type="float">
            <text:p>17,781</text:p>
          </table:table-cell>
          <table:table-cell office:value-type="float" office:value="19.122" calcext:value-type="float">
            <text:p>19,122</text:p>
          </table:table-cell>
          <table:table-cell office:value-type="float" office:value="18.488" calcext:value-type="float">
            <text:p>18,488</text:p>
          </table:table-cell>
          <table:table-cell/>
          <table:table-cell office:value-type="float" office:value="25.797" calcext:value-type="float">
            <text:p>25,797</text:p>
          </table:table-cell>
          <table:table-cell office:value-type="float" office:value="32.662" calcext:value-type="float">
            <text:p>32,662</text:p>
          </table:table-cell>
          <table:table-cell office:value-type="float" office:value="35.068" calcext:value-type="float">
            <text:p>35,068</text:p>
          </table:table-cell>
          <table:table-cell office:value-type="float" office:value="24.362" calcext:value-type="float">
            <text:p>24,362</text:p>
          </table:table-cell>
          <table:table-cell office:value-type="float" office:value="185.02" calcext:value-type="float">
            <text:p>185,02</text:p>
          </table:table-cell>
        </table:table-row>
        <table:table-row table:style-name="ro1">
          <table:table-cell office:value-type="string" calcext:value-type="string">
            <text:p>Test 56</text:p>
          </table:table-cell>
          <table:table-cell office:value-type="float" office:value="19.67" calcext:value-type="float">
            <text:p>19,67</text:p>
          </table:table-cell>
          <table:table-cell office:value-type="float" office:value="19.306" calcext:value-type="float">
            <text:p>19,306</text:p>
          </table:table-cell>
          <table:table-cell office:value-type="float" office:value="20.89" calcext:value-type="float">
            <text:p>20,89</text:p>
          </table:table-cell>
          <table:table-cell/>
          <table:table-cell office:value-type="float" office:value="23.573" calcext:value-type="float">
            <text:p>23,573</text:p>
          </table:table-cell>
          <table:table-cell office:value-type="float" office:value="26.327" calcext:value-type="float">
            <text:p>26,327</text:p>
          </table:table-cell>
          <table:table-cell office:value-type="float" office:value="28.121" calcext:value-type="float">
            <text:p>28,121</text:p>
          </table:table-cell>
          <table:table-cell office:value-type="float" office:value="30.764" calcext:value-type="float">
            <text:p>30,764</text:p>
          </table:table-cell>
          <table:table-cell office:value-type="float" office:value="34.519" calcext:value-type="float">
            <text:p>34,519</text:p>
          </table:table-cell>
        </table:table-row>
        <table:table-row table:style-name="ro1">
          <table:table-cell office:value-type="string" calcext:value-type="string">
            <text:p>Test 57</text:p>
          </table:table-cell>
          <table:table-cell office:value-type="float" office:value="16.431" calcext:value-type="float">
            <text:p>16,431</text:p>
          </table:table-cell>
          <table:table-cell office:value-type="float" office:value="21.383" calcext:value-type="float">
            <text:p>21,383</text:p>
          </table:table-cell>
          <table:table-cell office:value-type="float" office:value="19.761" calcext:value-type="float">
            <text:p>19,761</text:p>
          </table:table-cell>
          <table:table-cell/>
          <table:table-cell office:value-type="float" office:value="21.649" calcext:value-type="float">
            <text:p>21,649</text:p>
          </table:table-cell>
          <table:table-cell office:value-type="float" office:value="30.325" calcext:value-type="float">
            <text:p>30,325</text:p>
          </table:table-cell>
          <table:table-cell office:value-type="float" office:value="29.752" calcext:value-type="float">
            <text:p>29,752</text:p>
          </table:table-cell>
          <table:table-cell office:value-type="float" office:value="23.474" calcext:value-type="float">
            <text:p>23,474</text:p>
          </table:table-cell>
          <table:table-cell office:value-type="float" office:value="105.619" calcext:value-type="float">
            <text:p>105,619</text:p>
          </table:table-cell>
        </table:table-row>
        <table:table-row table:style-name="ro1">
          <table:table-cell office:value-type="string" calcext:value-type="string">
            <text:p>Test 58</text:p>
          </table:table-cell>
          <table:table-cell office:value-type="float" office:value="21.407" calcext:value-type="float">
            <text:p>21,407</text:p>
          </table:table-cell>
          <table:table-cell office:value-type="float" office:value="20.989" calcext:value-type="float">
            <text:p>20,989</text:p>
          </table:table-cell>
          <table:table-cell office:value-type="float" office:value="19.346" calcext:value-type="float">
            <text:p>19,346</text:p>
          </table:table-cell>
          <table:table-cell/>
          <table:table-cell office:value-type="float" office:value="19.192" calcext:value-type="float">
            <text:p>19,192</text:p>
          </table:table-cell>
          <table:table-cell office:value-type="float" office:value="30.051" calcext:value-type="float">
            <text:p>30,051</text:p>
          </table:table-cell>
          <table:table-cell office:value-type="float" office:value="36.316" calcext:value-type="float">
            <text:p>36,316</text:p>
          </table:table-cell>
          <table:table-cell office:value-type="float" office:value="28.74" calcext:value-type="float">
            <text:p>28,74</text:p>
          </table:table-cell>
          <table:table-cell office:value-type="float" office:value="127.161" calcext:value-type="float">
            <text:p>127,161</text:p>
          </table:table-cell>
        </table:table-row>
        <table:table-row table:style-name="ro1">
          <table:table-cell office:value-type="string" calcext:value-type="string">
            <text:p>Test 59</text:p>
          </table:table-cell>
          <table:table-cell office:value-type="float" office:value="19.519" calcext:value-type="float">
            <text:p>19,519</text:p>
          </table:table-cell>
          <table:table-cell office:value-type="float" office:value="20.13" calcext:value-type="float">
            <text:p>20,13</text:p>
          </table:table-cell>
          <table:table-cell office:value-type="float" office:value="21.014" calcext:value-type="float">
            <text:p>21,014</text:p>
          </table:table-cell>
          <table:table-cell/>
          <table:table-cell office:value-type="float" office:value="24.434" calcext:value-type="float">
            <text:p>24,434</text:p>
          </table:table-cell>
          <table:table-cell office:value-type="float" office:value="22.415" calcext:value-type="float">
            <text:p>22,415</text:p>
          </table:table-cell>
          <table:table-cell office:value-type="float" office:value="19.97" calcext:value-type="float">
            <text:p>19,97</text:p>
          </table:table-cell>
          <table:table-cell office:value-type="float" office:value="26.397" calcext:value-type="float">
            <text:p>26,397</text:p>
          </table:table-cell>
          <table:table-cell office:value-type="float" office:value="50.323" calcext:value-type="float">
            <text:p>50,323</text:p>
          </table:table-cell>
        </table:table-row>
        <table:table-row table:style-name="ro1">
          <table:table-cell office:value-type="string" calcext:value-type="string">
            <text:p>Test 60</text:p>
          </table:table-cell>
          <table:table-cell office:value-type="float" office:value="17.91" calcext:value-type="float">
            <text:p>17,91</text:p>
          </table:table-cell>
          <table:table-cell office:value-type="float" office:value="21.702" calcext:value-type="float">
            <text:p>21,702</text:p>
          </table:table-cell>
          <table:table-cell office:value-type="float" office:value="19.899" calcext:value-type="float">
            <text:p>19,899</text:p>
          </table:table-cell>
          <table:table-cell/>
          <table:table-cell office:value-type="float" office:value="23.847" calcext:value-type="float">
            <text:p>23,847</text:p>
          </table:table-cell>
          <table:table-cell office:value-type="float" office:value="24.732" calcext:value-type="float">
            <text:p>24,732</text:p>
          </table:table-cell>
          <table:table-cell office:value-type="float" office:value="27.49" calcext:value-type="float">
            <text:p>27,49</text:p>
          </table:table-cell>
          <table:table-cell office:value-type="float" office:value="50.445" calcext:value-type="float">
            <text:p>50,445</text:p>
          </table:table-cell>
          <table:table-cell office:value-type="float" office:value="60.013" calcext:value-type="float">
            <text:p>60,013</text:p>
          </table:table-cell>
        </table:table-row>
        <table:table-row table:style-name="ro1">
          <table:table-cell office:value-type="string" calcext:value-type="string">
            <text:p>Test 61</text:p>
          </table:table-cell>
          <table:table-cell office:value-type="float" office:value="14.088" calcext:value-type="float">
            <text:p>14,088</text:p>
          </table:table-cell>
          <table:table-cell office:value-type="float" office:value="20.536" calcext:value-type="float">
            <text:p>20,536</text:p>
          </table:table-cell>
          <table:table-cell office:value-type="float" office:value="19.13" calcext:value-type="float">
            <text:p>19,13</text:p>
          </table:table-cell>
          <table:table-cell/>
          <table:table-cell office:value-type="float" office:value="20.302" calcext:value-type="float">
            <text:p>20,302</text:p>
          </table:table-cell>
          <table:table-cell office:value-type="float" office:value="25.839" calcext:value-type="float">
            <text:p>25,839</text:p>
          </table:table-cell>
          <table:table-cell office:value-type="float" office:value="20.7" calcext:value-type="float">
            <text:p>20,7</text:p>
          </table:table-cell>
          <table:table-cell office:value-type="float" office:value="43.15" calcext:value-type="float">
            <text:p>43,15</text:p>
          </table:table-cell>
          <table:table-cell office:value-type="float" office:value="104.172" calcext:value-type="float">
            <text:p>104,172</text:p>
          </table:table-cell>
        </table:table-row>
        <table:table-row table:style-name="ro1">
          <table:table-cell office:value-type="string" calcext:value-type="string">
            <text:p>Test 62</text:p>
          </table:table-cell>
          <table:table-cell office:value-type="float" office:value="17.277" calcext:value-type="float">
            <text:p>17,277</text:p>
          </table:table-cell>
          <table:table-cell office:value-type="float" office:value="23.871" calcext:value-type="float">
            <text:p>23,871</text:p>
          </table:table-cell>
          <table:table-cell office:value-type="float" office:value="21.909" calcext:value-type="float">
            <text:p>21,909</text:p>
          </table:table-cell>
          <table:table-cell/>
          <table:table-cell office:value-type="float" office:value="22.029" calcext:value-type="float">
            <text:p>22,029</text:p>
          </table:table-cell>
          <table:table-cell office:value-type="float" office:value="26.145" calcext:value-type="float">
            <text:p>26,145</text:p>
          </table:table-cell>
          <table:table-cell office:value-type="float" office:value="41.717" calcext:value-type="float">
            <text:p>41,717</text:p>
          </table:table-cell>
          <table:table-cell office:value-type="float" office:value="19.896" calcext:value-type="float">
            <text:p>19,896</text:p>
          </table:table-cell>
          <table:table-cell office:value-type="float" office:value="32.327" calcext:value-type="float">
            <text:p>32,327</text:p>
          </table:table-cell>
        </table:table-row>
        <table:table-row table:style-name="ro1">
          <table:table-cell office:value-type="string" calcext:value-type="string">
            <text:p>Test 63</text:p>
          </table:table-cell>
          <table:table-cell office:value-type="float" office:value="20.614" calcext:value-type="float">
            <text:p>20,614</text:p>
          </table:table-cell>
          <table:table-cell office:value-type="float" office:value="19.546" calcext:value-type="float">
            <text:p>19,546</text:p>
          </table:table-cell>
          <table:table-cell office:value-type="float" office:value="19.171" calcext:value-type="float">
            <text:p>19,171</text:p>
          </table:table-cell>
          <table:table-cell/>
          <table:table-cell office:value-type="float" office:value="27.152" calcext:value-type="float">
            <text:p>27,152</text:p>
          </table:table-cell>
          <table:table-cell office:value-type="float" office:value="29.155" calcext:value-type="float">
            <text:p>29,155</text:p>
          </table:table-cell>
          <table:table-cell office:value-type="float" office:value="23.65" calcext:value-type="float">
            <text:p>23,65</text:p>
          </table:table-cell>
          <table:table-cell office:value-type="float" office:value="35.539" calcext:value-type="float">
            <text:p>35,539</text:p>
          </table:table-cell>
          <table:table-cell office:value-type="float" office:value="92.169" calcext:value-type="float">
            <text:p>92,169</text:p>
          </table:table-cell>
        </table:table-row>
        <table:table-row table:style-name="ro1">
          <table:table-cell office:value-type="string" calcext:value-type="string">
            <text:p>Test 64</text:p>
          </table:table-cell>
          <table:table-cell office:value-type="float" office:value="15.895" calcext:value-type="float">
            <text:p>15,895</text:p>
          </table:table-cell>
          <table:table-cell office:value-type="float" office:value="22.5" calcext:value-type="float">
            <text:p>22,5</text:p>
          </table:table-cell>
          <table:table-cell office:value-type="float" office:value="21.773" calcext:value-type="float">
            <text:p>21,773</text:p>
          </table:table-cell>
          <table:table-cell/>
          <table:table-cell office:value-type="float" office:value="24.119" calcext:value-type="float">
            <text:p>24,119</text:p>
          </table:table-cell>
          <table:table-cell office:value-type="float" office:value="27.536" calcext:value-type="float">
            <text:p>27,536</text:p>
          </table:table-cell>
          <table:table-cell office:value-type="float" office:value="41.309" calcext:value-type="float">
            <text:p>41,309</text:p>
          </table:table-cell>
          <table:table-cell office:value-type="float" office:value="66.453" calcext:value-type="float">
            <text:p>66,453</text:p>
          </table:table-cell>
          <table:table-cell office:value-type="float" office:value="93.595" calcext:value-type="float">
            <text:p>93,595</text:p>
          </table:table-cell>
        </table:table-row>
        <table:table-row table:style-name="ro1">
          <table:table-cell office:value-type="string" calcext:value-type="string">
            <text:p>Test 65</text:p>
          </table:table-cell>
          <table:table-cell office:value-type="float" office:value="18.344" calcext:value-type="float">
            <text:p>18,344</text:p>
          </table:table-cell>
          <table:table-cell office:value-type="float" office:value="21.329" calcext:value-type="float">
            <text:p>21,329</text:p>
          </table:table-cell>
          <table:table-cell office:value-type="float" office:value="18.777" calcext:value-type="float">
            <text:p>18,777</text:p>
          </table:table-cell>
          <table:table-cell/>
          <table:table-cell office:value-type="float" office:value="25.676" calcext:value-type="float">
            <text:p>25,676</text:p>
          </table:table-cell>
          <table:table-cell office:value-type="float" office:value="27.711" calcext:value-type="float">
            <text:p>27,711</text:p>
          </table:table-cell>
          <table:table-cell office:value-type="float" office:value="20.517" calcext:value-type="float">
            <text:p>20,517</text:p>
          </table:table-cell>
          <table:table-cell office:value-type="float" office:value="34.626" calcext:value-type="float">
            <text:p>34,626</text:p>
          </table:table-cell>
          <table:table-cell office:value-type="float" office:value="226.229" calcext:value-type="float">
            <text:p>226,229</text:p>
          </table:table-cell>
        </table:table-row>
        <table:table-row table:style-name="ro1">
          <table:table-cell office:value-type="string" calcext:value-type="string">
            <text:p>Test 66</text:p>
          </table:table-cell>
          <table:table-cell office:value-type="float" office:value="20.473" calcext:value-type="float">
            <text:p>20,473</text:p>
          </table:table-cell>
          <table:table-cell office:value-type="float" office:value="24.001" calcext:value-type="float">
            <text:p>24,001</text:p>
          </table:table-cell>
          <table:table-cell office:value-type="float" office:value="227.681" calcext:value-type="float">
            <text:p>227,681</text:p>
          </table:table-cell>
          <table:table-cell/>
          <table:table-cell office:value-type="float" office:value="21.65" calcext:value-type="float">
            <text:p>21,65</text:p>
          </table:table-cell>
          <table:table-cell office:value-type="float" office:value="25.294" calcext:value-type="float">
            <text:p>25,294</text:p>
          </table:table-cell>
          <table:table-cell office:value-type="float" office:value="31.077" calcext:value-type="float">
            <text:p>31,077</text:p>
          </table:table-cell>
          <table:table-cell office:value-type="float" office:value="29.364" calcext:value-type="float">
            <text:p>29,364</text:p>
          </table:table-cell>
          <table:table-cell office:value-type="float" office:value="264.405" calcext:value-type="float">
            <text:p>264,405</text:p>
          </table:table-cell>
        </table:table-row>
        <table:table-row table:style-name="ro1">
          <table:table-cell office:value-type="string" calcext:value-type="string">
            <text:p>Test 67</text:p>
          </table:table-cell>
          <table:table-cell office:value-type="float" office:value="20.869" calcext:value-type="float">
            <text:p>20,869</text:p>
          </table:table-cell>
          <table:table-cell office:value-type="float" office:value="19.918" calcext:value-type="float">
            <text:p>19,918</text:p>
          </table:table-cell>
          <table:table-cell office:value-type="float" office:value="22.062" calcext:value-type="float">
            <text:p>22,062</text:p>
          </table:table-cell>
          <table:table-cell/>
          <table:table-cell office:value-type="float" office:value="24.581" calcext:value-type="float">
            <text:p>24,581</text:p>
          </table:table-cell>
          <table:table-cell office:value-type="float" office:value="26.861" calcext:value-type="float">
            <text:p>26,861</text:p>
          </table:table-cell>
          <table:table-cell office:value-type="float" office:value="28.855" calcext:value-type="float">
            <text:p>28,855</text:p>
          </table:table-cell>
          <table:table-cell office:value-type="float" office:value="36.004" calcext:value-type="float">
            <text:p>36,004</text:p>
          </table:table-cell>
          <table:table-cell office:value-type="float" office:value="322.514" calcext:value-type="float">
            <text:p>322,514</text:p>
          </table:table-cell>
        </table:table-row>
        <table:table-row table:style-name="ro1">
          <table:table-cell office:value-type="string" calcext:value-type="string">
            <text:p>Test 68</text:p>
          </table:table-cell>
          <table:table-cell office:value-type="float" office:value="18.386" calcext:value-type="float">
            <text:p>18,386</text:p>
          </table:table-cell>
          <table:table-cell office:value-type="float" office:value="17.309" calcext:value-type="float">
            <text:p>17,309</text:p>
          </table:table-cell>
          <table:table-cell office:value-type="float" office:value="23.758" calcext:value-type="float">
            <text:p>23,758</text:p>
          </table:table-cell>
          <table:table-cell/>
          <table:table-cell office:value-type="float" office:value="24.303" calcext:value-type="float">
            <text:p>24,303</text:p>
          </table:table-cell>
          <table:table-cell office:value-type="float" office:value="26.201" calcext:value-type="float">
            <text:p>26,201</text:p>
          </table:table-cell>
          <table:table-cell office:value-type="float" office:value="26.987" calcext:value-type="float">
            <text:p>26,987</text:p>
          </table:table-cell>
          <table:table-cell office:value-type="float" office:value="49.728" calcext:value-type="float">
            <text:p>49,728</text:p>
          </table:table-cell>
          <table:table-cell office:value-type="float" office:value="106.251" calcext:value-type="float">
            <text:p>106,251</text:p>
          </table:table-cell>
        </table:table-row>
        <table:table-row table:style-name="ro1">
          <table:table-cell office:value-type="string" calcext:value-type="string">
            <text:p>Test 69</text:p>
          </table:table-cell>
          <table:table-cell office:value-type="float" office:value="15.986" calcext:value-type="float">
            <text:p>15,986</text:p>
          </table:table-cell>
          <table:table-cell office:value-type="float" office:value="19.694" calcext:value-type="float">
            <text:p>19,694</text:p>
          </table:table-cell>
          <table:table-cell office:value-type="float" office:value="20.729" calcext:value-type="float">
            <text:p>20,729</text:p>
          </table:table-cell>
          <table:table-cell/>
          <table:table-cell office:value-type="float" office:value="25.878" calcext:value-type="float">
            <text:p>25,878</text:p>
          </table:table-cell>
          <table:table-cell office:value-type="float" office:value="26.603" calcext:value-type="float">
            <text:p>26,603</text:p>
          </table:table-cell>
          <table:table-cell office:value-type="float" office:value="21.62" calcext:value-type="float">
            <text:p>21,62</text:p>
          </table:table-cell>
          <table:table-cell office:value-type="float" office:value="31.802" calcext:value-type="float">
            <text:p>31,802</text:p>
          </table:table-cell>
          <table:table-cell office:value-type="float" office:value="87.248" calcext:value-type="float">
            <text:p>87,248</text:p>
          </table:table-cell>
        </table:table-row>
        <table:table-row table:style-name="ro1">
          <table:table-cell office:value-type="string" calcext:value-type="string">
            <text:p>Test 70</text:p>
          </table:table-cell>
          <table:table-cell office:value-type="float" office:value="18.442" calcext:value-type="float">
            <text:p>18,442</text:p>
          </table:table-cell>
          <table:table-cell office:value-type="float" office:value="20.394" calcext:value-type="float">
            <text:p>20,394</text:p>
          </table:table-cell>
          <table:table-cell office:value-type="float" office:value="18.879" calcext:value-type="float">
            <text:p>18,879</text:p>
          </table:table-cell>
          <table:table-cell/>
          <table:table-cell office:value-type="float" office:value="22.179" calcext:value-type="float">
            <text:p>22,179</text:p>
          </table:table-cell>
          <table:table-cell office:value-type="float" office:value="26.401" calcext:value-type="float">
            <text:p>26,401</text:p>
          </table:table-cell>
          <table:table-cell office:value-type="float" office:value="41.425" calcext:value-type="float">
            <text:p>41,425</text:p>
          </table:table-cell>
          <table:table-cell office:value-type="float" office:value="54.23" calcext:value-type="float">
            <text:p>54,23</text:p>
          </table:table-cell>
          <table:table-cell office:value-type="float" office:value="76.869" calcext:value-type="float">
            <text:p>76,869</text:p>
          </table:table-cell>
        </table:table-row>
        <table:table-row table:style-name="ro1">
          <table:table-cell office:value-type="string" calcext:value-type="string">
            <text:p>Test 71</text:p>
          </table:table-cell>
          <table:table-cell office:value-type="float" office:value="17.475" calcext:value-type="float">
            <text:p>17,475</text:p>
          </table:table-cell>
          <table:table-cell office:value-type="float" office:value="19.481" calcext:value-type="float">
            <text:p>19,481</text:p>
          </table:table-cell>
          <table:table-cell office:value-type="float" office:value="216.956" calcext:value-type="float">
            <text:p>216,956</text:p>
          </table:table-cell>
          <table:table-cell/>
          <table:table-cell office:value-type="float" office:value="24.986" calcext:value-type="float">
            <text:p>24,986</text:p>
          </table:table-cell>
          <table:table-cell office:value-type="float" office:value="33.719" calcext:value-type="float">
            <text:p>33,719</text:p>
          </table:table-cell>
          <table:table-cell office:value-type="float" office:value="29.935" calcext:value-type="float">
            <text:p>29,935</text:p>
          </table:table-cell>
          <table:table-cell office:value-type="float" office:value="54.536" calcext:value-type="float">
            <text:p>54,536</text:p>
          </table:table-cell>
          <table:table-cell office:value-type="float" office:value="90.591" calcext:value-type="float">
            <text:p>90,591</text:p>
          </table:table-cell>
        </table:table-row>
        <table:table-row table:style-name="ro1">
          <table:table-cell office:value-type="string" calcext:value-type="string">
            <text:p>Test 72</text:p>
          </table:table-cell>
          <table:table-cell office:value-type="float" office:value="15.071" calcext:value-type="float">
            <text:p>15,071</text:p>
          </table:table-cell>
          <table:table-cell office:value-type="float" office:value="22.256" calcext:value-type="float">
            <text:p>22,256</text:p>
          </table:table-cell>
          <table:table-cell office:value-type="float" office:value="19.522" calcext:value-type="float">
            <text:p>19,522</text:p>
          </table:table-cell>
          <table:table-cell/>
          <table:table-cell office:value-type="float" office:value="22.39" calcext:value-type="float">
            <text:p>22,39</text:p>
          </table:table-cell>
          <table:table-cell office:value-type="float" office:value="30.419" calcext:value-type="float">
            <text:p>30,419</text:p>
          </table:table-cell>
          <table:table-cell office:value-type="float" office:value="38.284" calcext:value-type="float">
            <text:p>38,284</text:p>
          </table:table-cell>
          <table:table-cell office:value-type="float" office:value="40.761" calcext:value-type="float">
            <text:p>40,761</text:p>
          </table:table-cell>
          <table:table-cell office:value-type="float" office:value="90.551" calcext:value-type="float">
            <text:p>90,551</text:p>
          </table:table-cell>
        </table:table-row>
        <table:table-row table:style-name="ro1">
          <table:table-cell office:value-type="string" calcext:value-type="string">
            <text:p>Test 73</text:p>
          </table:table-cell>
          <table:table-cell office:value-type="float" office:value="20.116" calcext:value-type="float">
            <text:p>20,116</text:p>
          </table:table-cell>
          <table:table-cell office:value-type="float" office:value="21.734" calcext:value-type="float">
            <text:p>21,734</text:p>
          </table:table-cell>
          <table:table-cell office:value-type="float" office:value="23.49" calcext:value-type="float">
            <text:p>23,49</text:p>
          </table:table-cell>
          <table:table-cell/>
          <table:table-cell office:value-type="float" office:value="23.14" calcext:value-type="float">
            <text:p>23,14</text:p>
          </table:table-cell>
          <table:table-cell office:value-type="float" office:value="27.044" calcext:value-type="float">
            <text:p>27,044</text:p>
          </table:table-cell>
          <table:table-cell office:value-type="float" office:value="26.276" calcext:value-type="float">
            <text:p>26,276</text:p>
          </table:table-cell>
          <table:table-cell office:value-type="float" office:value="27.155" calcext:value-type="float">
            <text:p>27,155</text:p>
          </table:table-cell>
          <table:table-cell office:value-type="float" office:value="88.897" calcext:value-type="float">
            <text:p>88,897</text:p>
          </table:table-cell>
        </table:table-row>
        <table:table-row table:style-name="ro1">
          <table:table-cell office:value-type="string" calcext:value-type="string">
            <text:p>Test 74</text:p>
          </table:table-cell>
          <table:table-cell office:value-type="float" office:value="16.547" calcext:value-type="float">
            <text:p>16,547</text:p>
          </table:table-cell>
          <table:table-cell office:value-type="float" office:value="18.988" calcext:value-type="float">
            <text:p>18,988</text:p>
          </table:table-cell>
          <table:table-cell office:value-type="float" office:value="32.278" calcext:value-type="float">
            <text:p>32,278</text:p>
          </table:table-cell>
          <table:table-cell/>
          <table:table-cell office:value-type="float" office:value="24.432" calcext:value-type="float">
            <text:p>24,432</text:p>
          </table:table-cell>
          <table:table-cell office:value-type="float" office:value="28.593" calcext:value-type="float">
            <text:p>28,593</text:p>
          </table:table-cell>
          <table:table-cell office:value-type="float" office:value="21.47" calcext:value-type="float">
            <text:p>21,47</text:p>
          </table:table-cell>
          <table:table-cell office:value-type="float" office:value="41.779" calcext:value-type="float">
            <text:p>41,779</text:p>
          </table:table-cell>
          <table:table-cell office:value-type="float" office:value="56.09" calcext:value-type="float">
            <text:p>56,09</text:p>
          </table:table-cell>
        </table:table-row>
        <table:table-row table:style-name="ro1">
          <table:table-cell office:value-type="string" calcext:value-type="string">
            <text:p>Test 75</text:p>
          </table:table-cell>
          <table:table-cell office:value-type="float" office:value="16.436" calcext:value-type="float">
            <text:p>16,436</text:p>
          </table:table-cell>
          <table:table-cell office:value-type="float" office:value="20.238" calcext:value-type="float">
            <text:p>20,238</text:p>
          </table:table-cell>
          <table:table-cell office:value-type="float" office:value="18.598" calcext:value-type="float">
            <text:p>18,598</text:p>
          </table:table-cell>
          <table:table-cell/>
          <table:table-cell office:value-type="float" office:value="21.497" calcext:value-type="float">
            <text:p>21,497</text:p>
          </table:table-cell>
          <table:table-cell office:value-type="float" office:value="24.137" calcext:value-type="float">
            <text:p>24,137</text:p>
          </table:table-cell>
          <table:table-cell office:value-type="float" office:value="28.231" calcext:value-type="float">
            <text:p>28,231</text:p>
          </table:table-cell>
          <table:table-cell office:value-type="float" office:value="39.404" calcext:value-type="float">
            <text:p>39,404</text:p>
          </table:table-cell>
          <table:table-cell office:value-type="float" office:value="68.206" calcext:value-type="float">
            <text:p>68,206</text:p>
          </table:table-cell>
        </table:table-row>
        <table:table-row table:style-name="ro1">
          <table:table-cell office:value-type="string" calcext:value-type="string">
            <text:p>Test 76</text:p>
          </table:table-cell>
          <table:table-cell office:value-type="float" office:value="16.166" calcext:value-type="float">
            <text:p>16,166</text:p>
          </table:table-cell>
          <table:table-cell office:value-type="float" office:value="18.791" calcext:value-type="float">
            <text:p>18,791</text:p>
          </table:table-cell>
          <table:table-cell office:value-type="float" office:value="22.925" calcext:value-type="float">
            <text:p>22,925</text:p>
          </table:table-cell>
          <table:table-cell/>
          <table:table-cell office:value-type="float" office:value="23.88" calcext:value-type="float">
            <text:p>23,88</text:p>
          </table:table-cell>
          <table:table-cell office:value-type="float" office:value="27.752" calcext:value-type="float">
            <text:p>27,752</text:p>
          </table:table-cell>
          <table:table-cell office:value-type="float" office:value="28.46" calcext:value-type="float">
            <text:p>28,46</text:p>
          </table:table-cell>
          <table:table-cell office:value-type="float" office:value="45.091" calcext:value-type="float">
            <text:p>45,091</text:p>
          </table:table-cell>
          <table:table-cell office:value-type="float" office:value="52.032" calcext:value-type="float">
            <text:p>52,032</text:p>
          </table:table-cell>
        </table:table-row>
        <table:table-row table:style-name="ro1">
          <table:table-cell office:value-type="string" calcext:value-type="string">
            <text:p>Test 77</text:p>
          </table:table-cell>
          <table:table-cell office:value-type="float" office:value="17.875" calcext:value-type="float">
            <text:p>17,875</text:p>
          </table:table-cell>
          <table:table-cell office:value-type="float" office:value="21.852" calcext:value-type="float">
            <text:p>21,852</text:p>
          </table:table-cell>
          <table:table-cell office:value-type="float" office:value="26.148" calcext:value-type="float">
            <text:p>26,148</text:p>
          </table:table-cell>
          <table:table-cell/>
          <table:table-cell office:value-type="float" office:value="23.824" calcext:value-type="float">
            <text:p>23,824</text:p>
          </table:table-cell>
          <table:table-cell office:value-type="float" office:value="32.632" calcext:value-type="float">
            <text:p>32,632</text:p>
          </table:table-cell>
          <table:table-cell office:value-type="float" office:value="26.128" calcext:value-type="float">
            <text:p>26,128</text:p>
          </table:table-cell>
          <table:table-cell office:value-type="float" office:value="45.6" calcext:value-type="float">
            <text:p>45,6</text:p>
          </table:table-cell>
          <table:table-cell office:value-type="float" office:value="102.153" calcext:value-type="float">
            <text:p>102,153</text:p>
          </table:table-cell>
        </table:table-row>
        <table:table-row table:style-name="ro1">
          <table:table-cell office:value-type="string" calcext:value-type="string">
            <text:p>Test 78</text:p>
          </table:table-cell>
          <table:table-cell office:value-type="float" office:value="15.259" calcext:value-type="float">
            <text:p>15,259</text:p>
          </table:table-cell>
          <table:table-cell office:value-type="float" office:value="18.797" calcext:value-type="float">
            <text:p>18,797</text:p>
          </table:table-cell>
          <table:table-cell office:value-type="float" office:value="24.364" calcext:value-type="float">
            <text:p>24,364</text:p>
          </table:table-cell>
          <table:table-cell/>
          <table:table-cell office:value-type="float" office:value="21.574" calcext:value-type="float">
            <text:p>21,574</text:p>
          </table:table-cell>
          <table:table-cell office:value-type="float" office:value="27.05" calcext:value-type="float">
            <text:p>27,05</text:p>
          </table:table-cell>
          <table:table-cell office:value-type="float" office:value="55.412" calcext:value-type="float">
            <text:p>55,412</text:p>
          </table:table-cell>
          <table:table-cell office:value-type="float" office:value="46.616" calcext:value-type="float">
            <text:p>46,616</text:p>
          </table:table-cell>
          <table:table-cell office:value-type="float" office:value="150.033" calcext:value-type="float">
            <text:p>150,033</text:p>
          </table:table-cell>
        </table:table-row>
        <table:table-row table:style-name="ro1">
          <table:table-cell office:value-type="string" calcext:value-type="string">
            <text:p>Test 79</text:p>
          </table:table-cell>
          <table:table-cell office:value-type="float" office:value="19.883" calcext:value-type="float">
            <text:p>19,883</text:p>
          </table:table-cell>
          <table:table-cell office:value-type="float" office:value="20.769" calcext:value-type="float">
            <text:p>20,769</text:p>
          </table:table-cell>
          <table:table-cell office:value-type="float" office:value="21.601" calcext:value-type="float">
            <text:p>21,601</text:p>
          </table:table-cell>
          <table:table-cell/>
          <table:table-cell office:value-type="float" office:value="22.241" calcext:value-type="float">
            <text:p>22,241</text:p>
          </table:table-cell>
          <table:table-cell office:value-type="float" office:value="28.562" calcext:value-type="float">
            <text:p>28,562</text:p>
          </table:table-cell>
          <table:table-cell office:value-type="float" office:value="35.191" calcext:value-type="float">
            <text:p>35,191</text:p>
          </table:table-cell>
          <table:table-cell office:value-type="float" office:value="28.963" calcext:value-type="float">
            <text:p>28,963</text:p>
          </table:table-cell>
          <table:table-cell office:value-type="float" office:value="59.349" calcext:value-type="float">
            <text:p>59,349</text:p>
          </table:table-cell>
        </table:table-row>
        <table:table-row table:style-name="ro1">
          <table:table-cell office:value-type="string" calcext:value-type="string">
            <text:p>Test 80</text:p>
          </table:table-cell>
          <table:table-cell office:value-type="float" office:value="15.897" calcext:value-type="float">
            <text:p>15,897</text:p>
          </table:table-cell>
          <table:table-cell office:value-type="float" office:value="22.118" calcext:value-type="float">
            <text:p>22,118</text:p>
          </table:table-cell>
          <table:table-cell office:value-type="float" office:value="24.407" calcext:value-type="float">
            <text:p>24,407</text:p>
          </table:table-cell>
          <table:table-cell/>
          <table:table-cell office:value-type="float" office:value="22.867" calcext:value-type="float">
            <text:p>22,867</text:p>
          </table:table-cell>
          <table:table-cell office:value-type="float" office:value="30.924" calcext:value-type="float">
            <text:p>30,924</text:p>
          </table:table-cell>
          <table:table-cell office:value-type="float" office:value="25.883" calcext:value-type="float">
            <text:p>25,883</text:p>
          </table:table-cell>
          <table:table-cell office:value-type="float" office:value="49.634" calcext:value-type="float">
            <text:p>49,634</text:p>
          </table:table-cell>
          <table:table-cell office:value-type="float" office:value="99.485" calcext:value-type="float">
            <text:p>99,485</text:p>
          </table:table-cell>
        </table:table-row>
        <table:table-row table:style-name="ro1">
          <table:table-cell office:value-type="string" calcext:value-type="string">
            <text:p>Test 81</text:p>
          </table:table-cell>
          <table:table-cell office:value-type="float" office:value="18.128" calcext:value-type="float">
            <text:p>18,128</text:p>
          </table:table-cell>
          <table:table-cell office:value-type="float" office:value="20.748" calcext:value-type="float">
            <text:p>20,748</text:p>
          </table:table-cell>
          <table:table-cell office:value-type="float" office:value="23.359" calcext:value-type="float">
            <text:p>23,359</text:p>
          </table:table-cell>
          <table:table-cell/>
          <table:table-cell office:value-type="float" office:value="24.37" calcext:value-type="float">
            <text:p>24,37</text:p>
          </table:table-cell>
          <table:table-cell office:value-type="float" office:value="31.005" calcext:value-type="float">
            <text:p>31,005</text:p>
          </table:table-cell>
          <table:table-cell office:value-type="float" office:value="34.68" calcext:value-type="float">
            <text:p>34,68</text:p>
          </table:table-cell>
          <table:table-cell office:value-type="float" office:value="28.053" calcext:value-type="float">
            <text:p>28,053</text:p>
          </table:table-cell>
          <table:table-cell office:value-type="float" office:value="36.13" calcext:value-type="float">
            <text:p>36,13</text:p>
          </table:table-cell>
        </table:table-row>
        <table:table-row table:style-name="ro1">
          <table:table-cell office:value-type="string" calcext:value-type="string">
            <text:p>Test 82</text:p>
          </table:table-cell>
          <table:table-cell office:value-type="float" office:value="15.686" calcext:value-type="float">
            <text:p>15,686</text:p>
          </table:table-cell>
          <table:table-cell office:value-type="float" office:value="18.4" calcext:value-type="float">
            <text:p>18,4</text:p>
          </table:table-cell>
          <table:table-cell office:value-type="float" office:value="22.145" calcext:value-type="float">
            <text:p>22,145</text:p>
          </table:table-cell>
          <table:table-cell/>
          <table:table-cell office:value-type="float" office:value="25.88" calcext:value-type="float">
            <text:p>25,88</text:p>
          </table:table-cell>
          <table:table-cell office:value-type="float" office:value="28.242" calcext:value-type="float">
            <text:p>28,242</text:p>
          </table:table-cell>
          <table:table-cell office:value-type="float" office:value="29.111" calcext:value-type="float">
            <text:p>29,111</text:p>
          </table:table-cell>
          <table:table-cell office:value-type="float" office:value="37.136" calcext:value-type="float">
            <text:p>37,136</text:p>
          </table:table-cell>
          <table:table-cell office:value-type="float" office:value="65.802" calcext:value-type="float">
            <text:p>65,802</text:p>
          </table:table-cell>
        </table:table-row>
        <table:table-row table:style-name="ro1">
          <table:table-cell office:value-type="string" calcext:value-type="string">
            <text:p>Test 83</text:p>
          </table:table-cell>
          <table:table-cell office:value-type="float" office:value="15.53" calcext:value-type="float">
            <text:p>15,53</text:p>
          </table:table-cell>
          <table:table-cell office:value-type="float" office:value="19.35" calcext:value-type="float">
            <text:p>19,35</text:p>
          </table:table-cell>
          <table:table-cell office:value-type="float" office:value="22.933" calcext:value-type="float">
            <text:p>22,933</text:p>
          </table:table-cell>
          <table:table-cell/>
          <table:table-cell office:value-type="float" office:value="23.875" calcext:value-type="float">
            <text:p>23,875</text:p>
          </table:table-cell>
          <table:table-cell office:value-type="float" office:value="25.804" calcext:value-type="float">
            <text:p>25,804</text:p>
          </table:table-cell>
          <table:table-cell office:value-type="float" office:value="36.055" calcext:value-type="float">
            <text:p>36,055</text:p>
          </table:table-cell>
          <table:table-cell office:value-type="float" office:value="45.464" calcext:value-type="float">
            <text:p>45,464</text:p>
          </table:table-cell>
          <table:table-cell office:value-type="float" office:value="59.266" calcext:value-type="float">
            <text:p>59,266</text:p>
          </table:table-cell>
        </table:table-row>
        <table:table-row table:style-name="ro1">
          <table:table-cell office:value-type="string" calcext:value-type="string">
            <text:p>Test 84</text:p>
          </table:table-cell>
          <table:table-cell office:value-type="float" office:value="20.795" calcext:value-type="float">
            <text:p>20,795</text:p>
          </table:table-cell>
          <table:table-cell office:value-type="float" office:value="20.881" calcext:value-type="float">
            <text:p>20,881</text:p>
          </table:table-cell>
          <table:table-cell office:value-type="float" office:value="21.213" calcext:value-type="float">
            <text:p>21,213</text:p>
          </table:table-cell>
          <table:table-cell/>
          <table:table-cell office:value-type="float" office:value="21.39" calcext:value-type="float">
            <text:p>21,39</text:p>
          </table:table-cell>
          <table:table-cell office:value-type="float" office:value="26.855" calcext:value-type="float">
            <text:p>26,855</text:p>
          </table:table-cell>
          <table:table-cell office:value-type="float" office:value="30.041" calcext:value-type="float">
            <text:p>30,041</text:p>
          </table:table-cell>
          <table:table-cell office:value-type="float" office:value="45.717" calcext:value-type="float">
            <text:p>45,717</text:p>
          </table:table-cell>
          <table:table-cell office:value-type="float" office:value="76.658" calcext:value-type="float">
            <text:p>76,658</text:p>
          </table:table-cell>
        </table:table-row>
        <table:table-row table:style-name="ro1">
          <table:table-cell office:value-type="string" calcext:value-type="string">
            <text:p>Test 85</text:p>
          </table:table-cell>
          <table:table-cell office:value-type="float" office:value="19.546" calcext:value-type="float">
            <text:p>19,546</text:p>
          </table:table-cell>
          <table:table-cell office:value-type="float" office:value="18.536" calcext:value-type="float">
            <text:p>18,536</text:p>
          </table:table-cell>
          <table:table-cell office:value-type="float" office:value="22.378" calcext:value-type="float">
            <text:p>22,378</text:p>
          </table:table-cell>
          <table:table-cell/>
          <table:table-cell office:value-type="float" office:value="20.458" calcext:value-type="float">
            <text:p>20,458</text:p>
          </table:table-cell>
          <table:table-cell office:value-type="float" office:value="30.686" calcext:value-type="float">
            <text:p>30,686</text:p>
          </table:table-cell>
          <table:table-cell office:value-type="float" office:value="23.134" calcext:value-type="float">
            <text:p>23,134</text:p>
          </table:table-cell>
          <table:table-cell office:value-type="float" office:value="28.665" calcext:value-type="float">
            <text:p>28,665</text:p>
          </table:table-cell>
          <table:table-cell office:value-type="float" office:value="96.398" calcext:value-type="float">
            <text:p>96,398</text:p>
          </table:table-cell>
        </table:table-row>
        <table:table-row table:style-name="ro1">
          <table:table-cell office:value-type="string" calcext:value-type="string">
            <text:p>Test 86</text:p>
          </table:table-cell>
          <table:table-cell office:value-type="float" office:value="16.525" calcext:value-type="float">
            <text:p>16,525</text:p>
          </table:table-cell>
          <table:table-cell office:value-type="float" office:value="17.058" calcext:value-type="float">
            <text:p>17,058</text:p>
          </table:table-cell>
          <table:table-cell office:value-type="float" office:value="20.982" calcext:value-type="float">
            <text:p>20,982</text:p>
          </table:table-cell>
          <table:table-cell/>
          <table:table-cell office:value-type="float" office:value="25.384" calcext:value-type="float">
            <text:p>25,384</text:p>
          </table:table-cell>
          <table:table-cell office:value-type="float" office:value="27.749" calcext:value-type="float">
            <text:p>27,749</text:p>
          </table:table-cell>
          <table:table-cell office:value-type="float" office:value="22.601" calcext:value-type="float">
            <text:p>22,601</text:p>
          </table:table-cell>
          <table:table-cell office:value-type="float" office:value="34.199" calcext:value-type="float">
            <text:p>34,199</text:p>
          </table:table-cell>
          <table:table-cell office:value-type="float" office:value="52.596" calcext:value-type="float">
            <text:p>52,596</text:p>
          </table:table-cell>
        </table:table-row>
        <table:table-row table:style-name="ro1">
          <table:table-cell office:value-type="string" calcext:value-type="string">
            <text:p>Test 87</text:p>
          </table:table-cell>
          <table:table-cell office:value-type="float" office:value="17.679" calcext:value-type="float">
            <text:p>17,679</text:p>
          </table:table-cell>
          <table:table-cell office:value-type="float" office:value="17.232" calcext:value-type="float">
            <text:p>17,232</text:p>
          </table:table-cell>
          <table:table-cell office:value-type="float" office:value="26.147" calcext:value-type="float">
            <text:p>26,147</text:p>
          </table:table-cell>
          <table:table-cell/>
          <table:table-cell office:value-type="float" office:value="24.355" calcext:value-type="float">
            <text:p>24,355</text:p>
          </table:table-cell>
          <table:table-cell office:value-type="float" office:value="29.392" calcext:value-type="float">
            <text:p>29,392</text:p>
          </table:table-cell>
          <table:table-cell office:value-type="float" office:value="40.167" calcext:value-type="float">
            <text:p>40,167</text:p>
          </table:table-cell>
          <table:table-cell office:value-type="float" office:value="32.368" calcext:value-type="float">
            <text:p>32,368</text:p>
          </table:table-cell>
          <table:table-cell office:value-type="float" office:value="134.44" calcext:value-type="float">
            <text:p>134,44</text:p>
          </table:table-cell>
        </table:table-row>
        <table:table-row table:style-name="ro1">
          <table:table-cell office:value-type="string" calcext:value-type="string">
            <text:p>Test 88</text:p>
          </table:table-cell>
          <table:table-cell office:value-type="float" office:value="16.409" calcext:value-type="float">
            <text:p>16,409</text:p>
          </table:table-cell>
          <table:table-cell office:value-type="float" office:value="21.443" calcext:value-type="float">
            <text:p>21,443</text:p>
          </table:table-cell>
          <table:table-cell office:value-type="float" office:value="24.714" calcext:value-type="float">
            <text:p>24,714</text:p>
          </table:table-cell>
          <table:table-cell/>
          <table:table-cell office:value-type="float" office:value="19.858" calcext:value-type="float">
            <text:p>19,858</text:p>
          </table:table-cell>
          <table:table-cell office:value-type="float" office:value="30.214" calcext:value-type="float">
            <text:p>30,214</text:p>
          </table:table-cell>
          <table:table-cell office:value-type="float" office:value="32.837" calcext:value-type="float">
            <text:p>32,837</text:p>
          </table:table-cell>
          <table:table-cell office:value-type="float" office:value="35.23" calcext:value-type="float">
            <text:p>35,23</text:p>
          </table:table-cell>
          <table:table-cell office:value-type="float" office:value="282.709" calcext:value-type="float">
            <text:p>282,709</text:p>
          </table:table-cell>
        </table:table-row>
        <table:table-row table:style-name="ro1">
          <table:table-cell office:value-type="string" calcext:value-type="string">
            <text:p>Test 89</text:p>
          </table:table-cell>
          <table:table-cell office:value-type="float" office:value="16.693" calcext:value-type="float">
            <text:p>16,693</text:p>
          </table:table-cell>
          <table:table-cell office:value-type="float" office:value="19.88" calcext:value-type="float">
            <text:p>19,88</text:p>
          </table:table-cell>
          <table:table-cell office:value-type="float" office:value="23.24" calcext:value-type="float">
            <text:p>23,24</text:p>
          </table:table-cell>
          <table:table-cell/>
          <table:table-cell office:value-type="float" office:value="23.1" calcext:value-type="float">
            <text:p>23,1</text:p>
          </table:table-cell>
          <table:table-cell office:value-type="float" office:value="27.001" calcext:value-type="float">
            <text:p>27,001</text:p>
          </table:table-cell>
          <table:table-cell office:value-type="float" office:value="25.855" calcext:value-type="float">
            <text:p>25,855</text:p>
          </table:table-cell>
          <table:table-cell office:value-type="float" office:value="37.818" calcext:value-type="float">
            <text:p>37,818</text:p>
          </table:table-cell>
          <table:table-cell office:value-type="float" office:value="210.504" calcext:value-type="float">
            <text:p>210,504</text:p>
          </table:table-cell>
        </table:table-row>
        <table:table-row table:style-name="ro1">
          <table:table-cell office:value-type="string" calcext:value-type="string">
            <text:p>Test 90</text:p>
          </table:table-cell>
          <table:table-cell office:value-type="float" office:value="17.302" calcext:value-type="float">
            <text:p>17,302</text:p>
          </table:table-cell>
          <table:table-cell office:value-type="float" office:value="21.492" calcext:value-type="float">
            <text:p>21,492</text:p>
          </table:table-cell>
          <table:table-cell office:value-type="float" office:value="20.884" calcext:value-type="float">
            <text:p>20,884</text:p>
          </table:table-cell>
          <table:table-cell/>
          <table:table-cell office:value-type="float" office:value="22.941" calcext:value-type="float">
            <text:p>22,941</text:p>
          </table:table-cell>
          <table:table-cell office:value-type="float" office:value="32.482" calcext:value-type="float">
            <text:p>32,482</text:p>
          </table:table-cell>
          <table:table-cell office:value-type="float" office:value="24.571" calcext:value-type="float">
            <text:p>24,571</text:p>
          </table:table-cell>
          <table:table-cell office:value-type="float" office:value="38.835" calcext:value-type="float">
            <text:p>38,835</text:p>
          </table:table-cell>
          <table:table-cell office:value-type="float" office:value="40.575" calcext:value-type="float">
            <text:p>40,575</text:p>
          </table:table-cell>
        </table:table-row>
        <table:table-row table:style-name="ro1">
          <table:table-cell office:value-type="string" calcext:value-type="string">
            <text:p>Test 91</text:p>
          </table:table-cell>
          <table:table-cell office:value-type="float" office:value="15.628" calcext:value-type="float">
            <text:p>15,628</text:p>
          </table:table-cell>
          <table:table-cell office:value-type="float" office:value="20.78" calcext:value-type="float">
            <text:p>20,78</text:p>
          </table:table-cell>
          <table:table-cell office:value-type="float" office:value="17.956" calcext:value-type="float">
            <text:p>17,956</text:p>
          </table:table-cell>
          <table:table-cell/>
          <table:table-cell office:value-type="float" office:value="22.546" calcext:value-type="float">
            <text:p>22,546</text:p>
          </table:table-cell>
          <table:table-cell office:value-type="float" office:value="23.762" calcext:value-type="float">
            <text:p>23,762</text:p>
          </table:table-cell>
          <table:table-cell office:value-type="float" office:value="23.945" calcext:value-type="float">
            <text:p>23,945</text:p>
          </table:table-cell>
          <table:table-cell office:value-type="float" office:value="33.423" calcext:value-type="float">
            <text:p>33,423</text:p>
          </table:table-cell>
          <table:table-cell office:value-type="float" office:value="289.781" calcext:value-type="float">
            <text:p>289,781</text:p>
          </table:table-cell>
        </table:table-row>
        <table:table-row table:style-name="ro1">
          <table:table-cell office:value-type="string" calcext:value-type="string">
            <text:p>Test 92</text:p>
          </table:table-cell>
          <table:table-cell office:value-type="float" office:value="18.194" calcext:value-type="float">
            <text:p>18,194</text:p>
          </table:table-cell>
          <table:table-cell office:value-type="float" office:value="21.439" calcext:value-type="float">
            <text:p>21,439</text:p>
          </table:table-cell>
          <table:table-cell office:value-type="float" office:value="20.979" calcext:value-type="float">
            <text:p>20,979</text:p>
          </table:table-cell>
          <table:table-cell/>
          <table:table-cell office:value-type="float" office:value="23.284" calcext:value-type="float">
            <text:p>23,284</text:p>
          </table:table-cell>
          <table:table-cell office:value-type="float" office:value="30.676" calcext:value-type="float">
            <text:p>30,676</text:p>
          </table:table-cell>
          <table:table-cell office:value-type="float" office:value="43.291" calcext:value-type="float">
            <text:p>43,291</text:p>
          </table:table-cell>
          <table:table-cell office:value-type="float" office:value="32.803" calcext:value-type="float">
            <text:p>32,803</text:p>
          </table:table-cell>
          <table:table-cell office:value-type="float" office:value="27.196" calcext:value-type="float">
            <text:p>27,196</text:p>
          </table:table-cell>
        </table:table-row>
        <table:table-row table:style-name="ro1">
          <table:table-cell office:value-type="string" calcext:value-type="string">
            <text:p>Test 93</text:p>
          </table:table-cell>
          <table:table-cell office:value-type="float" office:value="22.973" calcext:value-type="float">
            <text:p>22,973</text:p>
          </table:table-cell>
          <table:table-cell office:value-type="float" office:value="20.077" calcext:value-type="float">
            <text:p>20,077</text:p>
          </table:table-cell>
          <table:table-cell office:value-type="float" office:value="20.944" calcext:value-type="float">
            <text:p>20,944</text:p>
          </table:table-cell>
          <table:table-cell/>
          <table:table-cell office:value-type="float" office:value="25.2" calcext:value-type="float">
            <text:p>25,2</text:p>
          </table:table-cell>
          <table:table-cell office:value-type="float" office:value="30.376" calcext:value-type="float">
            <text:p>30,376</text:p>
          </table:table-cell>
          <table:table-cell office:value-type="float" office:value="22.854" calcext:value-type="float">
            <text:p>22,854</text:p>
          </table:table-cell>
          <table:table-cell office:value-type="float" office:value="31.359" calcext:value-type="float">
            <text:p>31,359</text:p>
          </table:table-cell>
          <table:table-cell office:value-type="float" office:value="70.196" calcext:value-type="float">
            <text:p>70,196</text:p>
          </table:table-cell>
        </table:table-row>
        <table:table-row table:style-name="ro1">
          <table:table-cell office:value-type="string" calcext:value-type="string">
            <text:p>Test 94</text:p>
          </table:table-cell>
          <table:table-cell office:value-type="float" office:value="19.203" calcext:value-type="float">
            <text:p>19,203</text:p>
          </table:table-cell>
          <table:table-cell office:value-type="float" office:value="19.042" calcext:value-type="float">
            <text:p>19,042</text:p>
          </table:table-cell>
          <table:table-cell office:value-type="float" office:value="21.163" calcext:value-type="float">
            <text:p>21,163</text:p>
          </table:table-cell>
          <table:table-cell/>
          <table:table-cell office:value-type="float" office:value="21.741" calcext:value-type="float">
            <text:p>21,741</text:p>
          </table:table-cell>
          <table:table-cell office:value-type="float" office:value="27.122" calcext:value-type="float">
            <text:p>27,122</text:p>
          </table:table-cell>
          <table:table-cell office:value-type="float" office:value="29.637" calcext:value-type="float">
            <text:p>29,637</text:p>
          </table:table-cell>
          <table:table-cell office:value-type="float" office:value="26.703" calcext:value-type="float">
            <text:p>26,703</text:p>
          </table:table-cell>
          <table:table-cell office:value-type="float" office:value="224.024" calcext:value-type="float">
            <text:p>224,024</text:p>
          </table:table-cell>
        </table:table-row>
        <table:table-row table:style-name="ro1">
          <table:table-cell office:value-type="string" calcext:value-type="string">
            <text:p>Test 95</text:p>
          </table:table-cell>
          <table:table-cell office:value-type="float" office:value="16.093" calcext:value-type="float">
            <text:p>16,093</text:p>
          </table:table-cell>
          <table:table-cell office:value-type="float" office:value="19.98" calcext:value-type="float">
            <text:p>19,98</text:p>
          </table:table-cell>
          <table:table-cell office:value-type="float" office:value="18.953" calcext:value-type="float">
            <text:p>18,953</text:p>
          </table:table-cell>
          <table:table-cell/>
          <table:table-cell office:value-type="float" office:value="21.115" calcext:value-type="float">
            <text:p>21,115</text:p>
          </table:table-cell>
          <table:table-cell office:value-type="float" office:value="26.393" calcext:value-type="float">
            <text:p>26,393</text:p>
          </table:table-cell>
          <table:table-cell office:value-type="float" office:value="24.505" calcext:value-type="float">
            <text:p>24,505</text:p>
          </table:table-cell>
          <table:table-cell office:value-type="float" office:value="40.559" calcext:value-type="float">
            <text:p>40,559</text:p>
          </table:table-cell>
          <table:table-cell office:value-type="float" office:value="58.406" calcext:value-type="float">
            <text:p>58,406</text:p>
          </table:table-cell>
        </table:table-row>
        <table:table-row table:style-name="ro1">
          <table:table-cell office:value-type="string" calcext:value-type="string">
            <text:p>Test 96</text:p>
          </table:table-cell>
          <table:table-cell office:value-type="float" office:value="16.648" calcext:value-type="float">
            <text:p>16,648</text:p>
          </table:table-cell>
          <table:table-cell office:value-type="float" office:value="18.004" calcext:value-type="float">
            <text:p>18,004</text:p>
          </table:table-cell>
          <table:table-cell office:value-type="float" office:value="19.112" calcext:value-type="float">
            <text:p>19,112</text:p>
          </table:table-cell>
          <table:table-cell/>
          <table:table-cell office:value-type="float" office:value="21.757" calcext:value-type="float">
            <text:p>21,757</text:p>
          </table:table-cell>
          <table:table-cell office:value-type="float" office:value="28.196" calcext:value-type="float">
            <text:p>28,196</text:p>
          </table:table-cell>
          <table:table-cell office:value-type="float" office:value="33.077" calcext:value-type="float">
            <text:p>33,077</text:p>
          </table:table-cell>
          <table:table-cell office:value-type="float" office:value="42.196" calcext:value-type="float">
            <text:p>42,196</text:p>
          </table:table-cell>
          <table:table-cell office:value-type="float" office:value="90.046" calcext:value-type="float">
            <text:p>90,046</text:p>
          </table:table-cell>
        </table:table-row>
        <table:table-row table:style-name="ro1">
          <table:table-cell office:value-type="string" calcext:value-type="string">
            <text:p>Test 97</text:p>
          </table:table-cell>
          <table:table-cell office:value-type="float" office:value="17.551" calcext:value-type="float">
            <text:p>17,551</text:p>
          </table:table-cell>
          <table:table-cell office:value-type="float" office:value="20.033" calcext:value-type="float">
            <text:p>20,033</text:p>
          </table:table-cell>
          <table:table-cell office:value-type="float" office:value="24.665" calcext:value-type="float">
            <text:p>24,665</text:p>
          </table:table-cell>
          <table:table-cell/>
          <table:table-cell office:value-type="float" office:value="23.406" calcext:value-type="float">
            <text:p>23,406</text:p>
          </table:table-cell>
          <table:table-cell office:value-type="float" office:value="29.246" calcext:value-type="float">
            <text:p>29,246</text:p>
          </table:table-cell>
          <table:table-cell office:value-type="float" office:value="38.206" calcext:value-type="float">
            <text:p>38,206</text:p>
          </table:table-cell>
          <table:table-cell office:value-type="float" office:value="38.595" calcext:value-type="float">
            <text:p>38,595</text:p>
          </table:table-cell>
          <table:table-cell office:value-type="float" office:value="39.264" calcext:value-type="float">
            <text:p>39,264</text:p>
          </table:table-cell>
        </table:table-row>
        <table:table-row table:style-name="ro1">
          <table:table-cell office:value-type="string" calcext:value-type="string">
            <text:p>Test 98</text:p>
          </table:table-cell>
          <table:table-cell office:value-type="float" office:value="15.926" calcext:value-type="float">
            <text:p>15,926</text:p>
          </table:table-cell>
          <table:table-cell office:value-type="float" office:value="17.498" calcext:value-type="float">
            <text:p>17,498</text:p>
          </table:table-cell>
          <table:table-cell office:value-type="float" office:value="21.834" calcext:value-type="float">
            <text:p>21,834</text:p>
          </table:table-cell>
          <table:table-cell/>
          <table:table-cell office:value-type="float" office:value="26.534" calcext:value-type="float">
            <text:p>26,534</text:p>
          </table:table-cell>
          <table:table-cell office:value-type="float" office:value="30.026" calcext:value-type="float">
            <text:p>30,026</text:p>
          </table:table-cell>
          <table:table-cell office:value-type="float" office:value="17.642" calcext:value-type="float">
            <text:p>17,642</text:p>
          </table:table-cell>
          <table:table-cell office:value-type="float" office:value="29.554" calcext:value-type="float">
            <text:p>29,554</text:p>
          </table:table-cell>
          <table:table-cell office:value-type="float" office:value="63.46" calcext:value-type="float">
            <text:p>63,46</text:p>
          </table:table-cell>
        </table:table-row>
        <table:table-row table:style-name="ro1">
          <table:table-cell office:value-type="string" calcext:value-type="string">
            <text:p>Test 99</text:p>
          </table:table-cell>
          <table:table-cell office:value-type="float" office:value="14.981" calcext:value-type="float">
            <text:p>14,981</text:p>
          </table:table-cell>
          <table:table-cell office:value-type="float" office:value="24.353" calcext:value-type="float">
            <text:p>24,353</text:p>
          </table:table-cell>
          <table:table-cell office:value-type="float" office:value="20.291" calcext:value-type="float">
            <text:p>20,291</text:p>
          </table:table-cell>
          <table:table-cell/>
          <table:table-cell office:value-type="float" office:value="24.065" calcext:value-type="float">
            <text:p>24,065</text:p>
          </table:table-cell>
          <table:table-cell office:value-type="float" office:value="22.809" calcext:value-type="float">
            <text:p>22,809</text:p>
          </table:table-cell>
          <table:table-cell office:value-type="float" office:value="52.92" calcext:value-type="float">
            <text:p>52,92</text:p>
          </table:table-cell>
          <table:table-cell office:value-type="float" office:value="28.498" calcext:value-type="float">
            <text:p>28,498</text:p>
          </table:table-cell>
          <table:table-cell office:value-type="float" office:value="39.264" calcext:value-type="float">
            <text:p>39,264</text:p>
          </table:table-cell>
        </table:table-row>
        <table:table-row table:style-name="ro1">
          <table:table-cell office:value-type="string" calcext:value-type="string">
            <text:p>Test 100</text:p>
          </table:table-cell>
          <table:table-cell office:value-type="float" office:value="18.105" calcext:value-type="float">
            <text:p>18,105</text:p>
          </table:table-cell>
          <table:table-cell office:value-type="float" office:value="18.678" calcext:value-type="float">
            <text:p>18,678</text:p>
          </table:table-cell>
          <table:table-cell office:value-type="float" office:value="24.94" calcext:value-type="float">
            <text:p>24,94</text:p>
          </table:table-cell>
          <table:table-cell/>
          <table:table-cell office:value-type="float" office:value="21.758" calcext:value-type="float">
            <text:p>21,758</text:p>
          </table:table-cell>
          <table:table-cell office:value-type="float" office:value="28.295" calcext:value-type="float">
            <text:p>28,295</text:p>
          </table:table-cell>
          <table:table-cell office:value-type="float" office:value="37.106" calcext:value-type="float">
            <text:p>37,106</text:p>
          </table:table-cell>
          <table:table-cell office:value-type="float" office:value="28.158" calcext:value-type="float">
            <text:p>28,158</text:p>
          </table:table-cell>
          <table:table-cell office:value-type="float" office:value="49.343" calcext:value-type="float">
            <text:p>49,34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yenne</text:p>
          </table:table-cell>
          <table:table-cell table:formula="of:=SUM([.B3:.B102])/COUNTA([.B3:.B102])" office:value-type="float" office:value="17.73275" calcext:value-type="float">
            <text:p>17,73275</text:p>
          </table:table-cell>
          <table:table-cell table:formula="of:=SUM([.C3:.C102])/COUNTA([.C3:.C102])" office:value-type="float" office:value="20.2475" calcext:value-type="float">
            <text:p>20,2475</text:p>
          </table:table-cell>
          <table:table-cell table:formula="of:=SUM([.D3:.D102])/COUNTA([.D3:.D102])" office:value-type="float" office:value="23.72494" calcext:value-type="float">
            <text:p>23,72494</text:p>
          </table:table-cell>
          <table:table-cell table:formula="of:=SUM([.E3:.E102])/COUNTA([.E3:.E102])" office:value-type="string" office:string-value="" calcext:value-type="error">
            <text:p>#DIV/0 !</text:p>
          </table:table-cell>
          <table:table-cell table:formula="of:=SUM([.F3:.F102])/COUNTA([.F3:.F102])" office:value-type="float" office:value="23.20221" calcext:value-type="float">
            <text:p>23,20221</text:p>
          </table:table-cell>
          <table:table-cell table:formula="of:=SUM([.G3:.G102])/COUNTA([.G3:.G102])" office:value-type="float" office:value="28.24" calcext:value-type="float">
            <text:p>28,24</text:p>
          </table:table-cell>
          <table:table-cell table:formula="of:=SUM([.H3:.H102])/COUNTA([.H3:.H102])" office:value-type="float" office:value="30.02106" calcext:value-type="float">
            <text:p>30,02106</text:p>
          </table:table-cell>
          <table:table-cell table:formula="of:=SUM([.I3:.I102])/COUNTA([.I3:.I102])" office:value-type="float" office:value="36.91853" calcext:value-type="float">
            <text:p>36,91853</text:p>
          </table:table-cell>
          <table:table-cell table:formula="of:=SUM([.J3:.J102])/COUNTA([.J3:.J102])" office:value-type="float" office:value="121.61226" calcext:value-type="float">
            <text:p>121,61226</text:p>
          </table:table-cell>
        </table:table-row>
        <table:table-row table:style-name="ro1">
          <table:table-cell office:value-type="string" calcext:value-type="string">
            <text:p>ecart type</text:p>
          </table:table-cell>
          <table:table-cell table:formula="of:=STDEV([.B3:.B102])" office:value-type="float" office:value="1.85987736847287" calcext:value-type="float">
            <text:p>1,8598773685</text:p>
          </table:table-cell>
          <table:table-cell table:formula="of:=STDEV([.C3:.C102])" office:value-type="float" office:value="1.73388807847764" calcext:value-type="float">
            <text:p>1,7338880785</text:p>
          </table:table-cell>
          <table:table-cell table:formula="of:=STDEV([.D3:.D102])" office:value-type="float" office:value="30.3849005984914" calcext:value-type="float">
            <text:p>30,3849005985</text:p>
          </table:table-cell>
          <table:table-cell table:formula="of:=STDEV([.E3:.E102])" office:value-type="string" office:string-value="" calcext:value-type="error">
            <text:p>#DIV/0 !</text:p>
          </table:table-cell>
          <table:table-cell table:formula="of:=STDEV([.F3:.F102])" office:value-type="float" office:value="1.87047181049017" calcext:value-type="float">
            <text:p>1,8704718105</text:p>
          </table:table-cell>
          <table:table-cell table:formula="of:=STDEV([.G3:.G102])" office:value-type="float" office:value="3.10402581864718" calcext:value-type="float">
            <text:p>3,1040258186</text:p>
          </table:table-cell>
          <table:table-cell table:formula="of:=STDEV([.H3:.H102])" office:value-type="float" office:value="8.85317426931314" calcext:value-type="float">
            <text:p>8,8531742693</text:p>
          </table:table-cell>
          <table:table-cell table:formula="of:=STDEV([.I3:.I102])" office:value-type="float" office:value="9.09524877681871" calcext:value-type="float">
            <text:p>9,0952487768</text:p>
          </table:table-cell>
          <table:table-cell table:formula="of:=STDEV([.J3:.J102])" office:value-type="float" office:value="82.1010004238583" calcext:value-type="float">
            <text:p>82,10100042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02])" office:value-type="float" office:value="14.088" calcext:value-type="float">
            <text:p>14,088</text:p>
          </table:table-cell>
          <table:table-cell table:formula="of:=MIN([.C3:.C102])" office:value-type="float" office:value="16.976" calcext:value-type="float">
            <text:p>16,976</text:p>
          </table:table-cell>
          <table:table-cell table:formula="of:=MIN([.D3:.D102])" office:value-type="float" office:value="5.089" calcext:value-type="float">
            <text:p>5,089</text:p>
          </table:table-cell>
          <table:table-cell table:formula="of:=MIN([.E3:.E102])" office:value-type="float" office:value="0" calcext:value-type="float">
            <text:p>0</text:p>
          </table:table-cell>
          <table:table-cell table:formula="of:=MIN([.F3:.F102])" office:value-type="float" office:value="18.63" calcext:value-type="float">
            <text:p>18,63</text:p>
          </table:table-cell>
          <table:table-cell table:formula="of:=MIN([.G3:.G102])" office:value-type="float" office:value="22.103" calcext:value-type="float">
            <text:p>22,103</text:p>
          </table:table-cell>
          <table:table-cell table:formula="of:=MIN([.H3:.H102])" office:value-type="float" office:value="17.158" calcext:value-type="float">
            <text:p>17,158</text:p>
          </table:table-cell>
          <table:table-cell table:formula="of:=MIN([.I3:.I102])" office:value-type="float" office:value="19.896" calcext:value-type="float">
            <text:p>19,896</text:p>
          </table:table-cell>
          <table:table-cell table:formula="of:=MIN([.J3:.J102])" office:value-type="float" office:value="27.196" calcext:value-type="float">
            <text:p>27,19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02])" office:value-type="float" office:value="22.973" calcext:value-type="float">
            <text:p>22,973</text:p>
          </table:table-cell>
          <table:table-cell table:formula="of:=MAX([.C3:.C102])" office:value-type="float" office:value="24.353" calcext:value-type="float">
            <text:p>24,353</text:p>
          </table:table-cell>
          <table:table-cell table:formula="of:=MAX([.D3:.D102])" office:value-type="float" office:value="227.681" calcext:value-type="float">
            <text:p>227,681</text:p>
          </table:table-cell>
          <table:table-cell table:formula="of:=MAX([.E3:.E102])" office:value-type="float" office:value="0" calcext:value-type="float">
            <text:p>0</text:p>
          </table:table-cell>
          <table:table-cell table:formula="of:=MAX([.F3:.F102])" office:value-type="float" office:value="28.349" calcext:value-type="float">
            <text:p>28,349</text:p>
          </table:table-cell>
          <table:table-cell table:formula="of:=MAX([.G3:.G102])" office:value-type="float" office:value="38.807" calcext:value-type="float">
            <text:p>38,807</text:p>
          </table:table-cell>
          <table:table-cell table:formula="of:=MAX([.H3:.H102])" office:value-type="float" office:value="61.812" calcext:value-type="float">
            <text:p>61,812</text:p>
          </table:table-cell>
          <table:table-cell table:formula="of:=MAX([.I3:.I102])" office:value-type="float" office:value="66.453" calcext:value-type="float">
            <text:p>66,453</text:p>
          </table:table-cell>
          <table:table-cell table:formula="of:=MAX([.J3:.J102])" office:value-type="float" office:value="370.646" calcext:value-type="float">
            <text:p>370,64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ARAMETRES 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manhattan cible – manhattan 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size</text:p>
          </table:table-cell>
          <table:table-cell office:value-type="string" calcext:value-type="string">
            <text:p>=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hatta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aRati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5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ToMut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75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Ajout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p-&gt;get_m_h()+map-&gt;get_m_w(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tioSupp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tioModif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tioEliti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5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llRati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kids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6:03:45.188692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5:02.729840563</meta:creation-date>
    <dc:date>2016-05-27T16:04:25.752531383</dc:date>
    <meta:editing-duration>PT2H29S</meta:editing-duration>
    <meta:editing-cycles>18</meta:editing-cycles>
    <meta:generator>LibreOffice/4.2.8.2$Linux_X86_64 LibreOffice_project/420m0$Build-2</meta:generator>
    <meta:document-statistic meta:table-count="1" meta:cell-count="983" meta:object-count="0"/>
  </office:meta>
</office:document-meta>
</file>